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69cm"/>
    </style:style>
    <style:style style:name="co2" style:family="table-column">
      <style:table-column-properties fo:break-before="auto" style:column-width="14.686cm"/>
    </style:style>
    <style:style style:name="co3" style:family="table-column">
      <style:table-column-properties fo:break-before="auto" style:column-width="2.785cm"/>
    </style:style>
    <style:style style:name="co4" style:family="table-column">
      <style:table-column-properties fo:break-before="auto" style:column-width="6.599cm"/>
    </style:style>
    <style:style style:name="co5" style:family="table-column">
      <style:table-column-properties fo:break-before="auto" style:column-width="7.579cm"/>
    </style:style>
    <style:style style:name="co6" style:family="table-column">
      <style:table-column-properties fo:break-before="auto" style:column-width="3.385cm"/>
    </style:style>
    <style:style style:name="co7" style:family="table-column">
      <style:table-column-properties fo:break-before="auto" style:column-width="4.147cm"/>
    </style:style>
    <style:style style:name="co8" style:family="table-column">
      <style:table-column-properties fo:break-before="auto" style:column-width="29.737cm"/>
    </style:style>
    <style:style style:name="co9" style:family="table-column">
      <style:table-column-properties fo:break-before="auto" style:column-width="4.493cm"/>
    </style:style>
    <style:style style:name="co10" style:family="table-column">
      <style:table-column-properties fo:break-before="auto" style:column-width="3.621cm"/>
    </style:style>
    <style:style style:name="co11" style:family="table-column">
      <style:table-column-properties fo:break-before="auto" style:column-width="2.505cm"/>
    </style:style>
    <style:style style:name="co12" style:family="table-column">
      <style:table-column-properties fo:break-before="auto" style:column-width="2.914cm"/>
    </style:style>
    <style:style style:name="co13" style:family="table-column">
      <style:table-column-properties fo:break-before="auto" style:column-width="2.831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7.16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12.689cm" fo:break-before="auto" style:use-optimal-row-height="true"/>
    </style:style>
    <style:style style:name="ro15" style:family="table-row">
      <style:table-row-properties style:row-height="10.31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Goodrea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Book_ID</text:p>
          </table:table-cell>
          <table:table-cell office:value-type="string" calcext:value-type="string">
            <text:p>Title</text:p>
          </table:table-cell>
          <table:table-cell office:value-type="string" calcext:value-type="string">
            <text:p>ISBN</text:p>
          </table:table-cell>
          <table:table-cell office:value-type="string" calcext:value-type="string">
            <text:p>Author</text:p>
          </table:table-cell>
          <table:table-cell office:value-type="string" calcext:value-type="string">
            <text:p>Publisher</text:p>
          </table:table-cell>
          <table:table-cell office:value-type="string" calcext:value-type="string">
            <text:p>Date Published</text:p>
          </table:table-cell>
          <table:table-cell office:value-type="string" calcext:value-type="string">
            <text:p>Category</text:p>
          </table:table-cell>
          <table:table-cell office:value-type="string" calcext:value-type="string">
            <text:p>Synopsis</text:p>
          </table:table-cell>
          <table:table-cell office:value-type="string" calcext:value-type="string">
            <text:p>Query : Computer Science</text:p>
          </table:table-cell>
          <table:table-cell office:value-type="string" calcext:value-type="string">
            <text:p>Query : Programming</text:p>
          </table:table-cell>
          <table:table-cell office:value-type="string" calcext:value-type="string">
            <text:p>Query : Horror</text:p>
          </table:table-cell>
          <table:table-cell office:value-type="string" calcext:value-type="string">
            <text:p>Query : Games</text:p>
          </table:table-cell>
          <table:table-cell office:value-type="string" calcext:value-type="string">
            <text:p>Query : School</text:p>
          </table:table-cell>
        </table:table-row>
        <table:table-row table:style-name="ro2">
          <table:table-cell office:value-type="float" office:value="0" calcext:value-type="float">
            <text:p>0</text:p>
          </table:table-cell>
          <table:table-cell office:value-type="string" calcext:value-type="string">
            <text:p>The Hunger Games</text:p>
          </table:table-cell>
          <table:table-cell office:value-type="float" office:value="9780439023481" calcext:value-type="float">
            <text:p>9780439023481</text:p>
          </table:table-cell>
          <table:table-cell office:value-type="string" calcext:value-type="string">
            <text:p>Suzanne Collins</text:p>
          </table:table-cell>
          <table:table-cell office:value-type="string" calcext:value-type="string">
            <text:p>Scholastic Press</text:p>
          </table:table-cell>
          <table:table-cell table:style-name="ce1" office:value-type="string" calcext:value-type="string">
            <text:p>14 October 2008</text:p>
          </table:table-cell>
          <table:table-cell office:value-type="string" calcext:value-type="string">
            <text:p>Fiction</text:p>
          </table:table-cell>
          <table:table-cell office:value-type="string" calcext:value-type="string">
            <text:p>Could you survive on your own in the wild, with every one out to make sure you don't live to see the morning? In the ruins of a place once known as North America lies the nation of Panem, a shining Capitol surrounded by twelve outlying districts. The Capitol is harsh and cruel and keeps the districts in line by forcing them all to send one boy and one girl between the ages of twelve and eighteen to participate in the annual Hunger Games, a fight to the death on live TV. Sixteen-year-old Katniss Everdeen, who lives alone with her mother and younger sister, regards it as a death sentence when she steps forward to take her sister's place in the Games. But Katniss has been close to dead before—and survival, for her, is second nature. Without really meaning to, she becomes a contender. But if she is to win, she will have to start making choices that weight survival against humanity and life against love.</text:p>
          </table:table-cell>
          <table:table-cell table:number-columns-repeated="3" office:value-type="string" calcext:value-type="string">
            <text:p>Tidak Relevan</text:p>
          </table:table-cell>
          <table:table-cell office:value-type="string" calcext:value-type="string">
            <text:p>Relevan</text:p>
          </table:table-cell>
          <table:table-cell office:value-type="string" calcext:value-type="string">
            <text:p>Tidak Relevan</text:p>
          </table:table-cell>
        </table:table-row>
        <table:table-row table:style-name="ro3">
          <table:table-cell office:value-type="float" office:value="1" calcext:value-type="float">
            <text:p>1</text:p>
          </table:table-cell>
          <table:table-cell office:value-type="string" calcext:value-type="string">
            <text:p>The Chronicles of Narnia</text:p>
          </table:table-cell>
          <table:table-cell office:value-type="float" office:value="9780066238500" calcext:value-type="float">
            <text:p>9780066238500</text:p>
          </table:table-cell>
          <table:table-cell office:value-type="string" calcext:value-type="string">
            <text:p>C.S. Lewis &amp; Pauline Baynes</text:p>
          </table:table-cell>
          <table:table-cell office:value-type="string" calcext:value-type="string">
            <text:p>HarperCollins</text:p>
          </table:table-cell>
          <table:table-cell table:style-name="ce1" office:value-type="string" calcext:value-type="string">
            <text:p>1 January 2014</text:p>
          </table:table-cell>
          <table:table-cell office:value-type="string" calcext:value-type="string">
            <text:p>Fiction</text:p>
          </table:table-cell>
          <table:table-cell office:value-type="string" calcext:value-type="string">
            <text:p>Journeys to the end of the world, fantastic creatures, and epic battles between good and evil—what more could any reader ask for in one book? The book that has it all is The Lion, the Witch and the Wardrobe, written in 1949 by Clive Staples Lewis. But Lewis did not stop there. Six more books followed, and together they became known as The Chronicles of Narnia. For the past fifty years, The Chronicles of Narnia have transcended the fantasy genre to become part of the canon of classic literature. Each of the seven books is a masterpiece, drawing the reader into a land where magic meets reality, and the result is a fictional world whose scope has fascinated generations. This edition presents all seven books—unabridged—in one impressive volume. The books are presented here in chronlogical order, each chapter graced with an illustration by the original artist, Pauline Baynes. Deceptively simple and direct, The Chronicles of Narnia continue to captivate fans with adventures, characters, and truths that speak to readers of all ages, even fifty years after they were first published.</text:p>
          </table:table-cell>
          <table:table-cell table:number-columns-repeated="5" office:value-type="string" calcext:value-type="string">
            <text:p>Tidak Relevan</text:p>
          </table:table-cell>
        </table:table-row>
        <table:table-row table:style-name="ro4">
          <table:table-cell office:value-type="float" office:value="2" calcext:value-type="float">
            <text:p>2</text:p>
          </table:table-cell>
          <table:table-cell office:value-type="string" calcext:value-type="string">
            <text:p>Twilight</text:p>
          </table:table-cell>
          <table:table-cell office:value-type="float" office:value="9780316015844" calcext:value-type="float">
            <text:p>9780316015844</text:p>
          </table:table-cell>
          <table:table-cell office:value-type="string" calcext:value-type="string">
            <text:p>Stephenie Meyer</text:p>
          </table:table-cell>
          <table:table-cell office:value-type="string" calcext:value-type="string">
            <text:p>Little, Brown and Company</text:p>
          </table:table-cell>
          <table:table-cell table:style-name="ce1" office:value-type="string" calcext:value-type="string">
            <text:p>6 September 2006</text:p>
          </table:table-cell>
          <table:table-cell office:value-type="string" calcext:value-type="string">
            <text:p>Fiction</text:p>
          </table:table-cell>
          <table:table-cell office:value-type="string" calcext:value-type="string">
            <text:p>About three things I was absolutely positive. First, Edward was a vampire. Second, there was a part of him—and I didn't know how dominant that part might be—that thirsted for my blood. And third, I was unconditionally and irrevocably in love with him. Deeply seductive and extraordinarily suspenseful, Twilight is a love story with bite.</text:p>
          </table:table-cell>
          <table:table-cell table:number-columns-repeated="5" office:value-type="string" calcext:value-type="string">
            <text:p>Tidak Relevan</text:p>
          </table:table-cell>
        </table:table-row>
        <table:table-row table:style-name="ro5">
          <table:table-cell office:value-type="float" office:value="3" calcext:value-type="float">
            <text:p>3</text:p>
          </table:table-cell>
          <table:table-cell office:value-type="string" calcext:value-type="string">
            <text:p>Alice's Adventure in Wonderland &amp; Through the Looking-Glass</text:p>
          </table:table-cell>
          <table:table-cell office:value-type="float" office:value="9780451527745" calcext:value-type="float">
            <text:p>9780451527745</text:p>
          </table:table-cell>
          <table:table-cell office:value-type="string" calcext:value-type="string">
            <text:p>Lewis Carroll</text:p>
          </table:table-cell>
          <table:table-cell office:value-type="string" calcext:value-type="string">
            <text:p>Penguin Group (USA)</text:p>
          </table:table-cell>
          <table:table-cell table:style-name="ce1" office:value-type="string" calcext:value-type="string">
            <text:p>1 December 2000</text:p>
          </table:table-cell>
          <table:table-cell office:value-type="string" calcext:value-type="string">
            <text:p>Fiction</text:p>
          </table:table-cell>
          <table:table-cell office:value-type="string" calcext:value-type="string">
            <text:p>I can't explain myself, I'm afraid, sir, said Alice, "Because I'm not myself, you see." When Alice sees a white rabbit take a watch out of its waistcoat pocket she decides to follow it, and a sequence of most unusual events is set in motion. This mini book contains the entire topsy-turvy stories of Alice's Adventures in Wonderland and Through the Looking-Glass, accompanied by practical notes and Martina Pelouso's memorable full-colour illustrations.</text:p>
          </table:table-cell>
          <table:table-cell table:number-columns-repeated="5" office:value-type="string" calcext:value-type="string">
            <text:p>Tidak Relevan</text:p>
          </table:table-cell>
        </table:table-row>
        <table:table-row table:style-name="ro6">
          <table:table-cell office:value-type="float" office:value="4" calcext:value-type="float">
            <text:p>4</text:p>
          </table:table-cell>
          <table:table-cell office:value-type="string" calcext:value-type="string">
            <text:p>Divergent</text:p>
          </table:table-cell>
          <table:table-cell office:value-type="float" office:value="9780062024039" calcext:value-type="float">
            <text:p>9780062024039</text:p>
          </table:table-cell>
          <table:table-cell office:value-type="string" calcext:value-type="string">
            <text:p>Veronica Roth</text:p>
          </table:table-cell>
          <table:table-cell office:value-type="string" calcext:value-type="string">
            <text:p>Katherine Tegen Books</text:p>
          </table:table-cell>
          <table:table-cell table:style-name="ce1" office:value-type="string" calcext:value-type="string">
            <text:p>28 February 2012</text:p>
          </table:table-cell>
          <table:table-cell office:value-type="string" calcext:value-type="string">
            <text:p>Fiction</text:p>
          </table:table-cell>
          <table:table-cell office:value-type="string" calcext:value-type="string">
            <text:p>In Beatrice Prior's dystopian Chicago world, society is divided into five factions, each dedicated to the cultivation of a particular virtue—Candor (the honest), Abnegation (the selfless), Dauntless (the brave), Amity (the peaceful), and Erudite (the intelligent). On an appointed day of every year, all sixteen-year-olds must select the faction to which they will devote the rest of their lives. For Beatrice, the decision is between staying with her family and being who she really is—she can't have both. So she makes a choice that surprises everyone, including herself. During the highly competitive initiation that follows, Beatrice renames herself Tris and struggles alongside her fellow initiates to live out the choice they have made. Together they must undergo extreme physical tests of endurance and intense psychological simulations, some with devastating consequences. As initiation transforms them all, Tris must determine who her friends really are—and where, exactly, a romance with a sometimes fascinating, sometimes exasperating boy fits into the life she's chosen. But Tris also has a secret, one she's kept hidden from everyone because she's been warned it can mean death. And as she discovers unrest and growing conflict that threaten to unravel her seemingly perfect society, she also learns that her secret might help her save those she loves . . . or it might destroy her.</text:p>
          </table:table-cell>
          <table:table-cell table:number-columns-repeated="5" office:value-type="string" calcext:value-type="string">
            <text:p>Tidak Relevan</text:p>
          </table:table-cell>
        </table:table-row>
        <table:table-row table:style-name="ro7">
          <table:table-cell office:value-type="float" office:value="5" calcext:value-type="float">
            <text:p>5</text:p>
          </table:table-cell>
          <table:table-cell office:value-type="string" calcext:value-type="string">
            <text:p>Lord of the Flies</text:p>
          </table:table-cell>
          <table:table-cell office:value-type="float" office:value="9780140283334" calcext:value-type="float">
            <text:p>9780140283334</text:p>
          </table:table-cell>
          <table:table-cell office:value-type="string" calcext:value-type="string">
            <text:p>William Golding</text:p>
          </table:table-cell>
          <table:table-cell office:value-type="string" calcext:value-type="string">
            <text:p>Penguin Books</text:p>
          </table:table-cell>
          <table:table-cell table:style-name="ce1" office:value-type="string" calcext:value-type="string">
            <text:p>1 October 1999</text:p>
          </table:table-cell>
          <table:table-cell office:value-type="string" calcext:value-type="string">
            <text:p>Fiction</text:p>
          </table:table-cell>
          <table:table-cell office:value-type="string" calcext:value-type="string">
            <text:p>At the dawn of the next world war, a plane crashes on an uncharted island, stranding a group of schoolboys. At first, with no adult supervision, their freedom is something to celebrate; this far from civilization the boys can do anything they want. Anything. They attempt to forge their own society, failing, however, in the face of terror, sin and evil. And as order collapses, as strange howls echo in the night, as terror begins its reign, the hope of adventure seems as far from reality as the hope of being rescued. Labeled a parable, an allegory, a myth, a morality tale, a parody, a political treatise, even a vision of the apocalypse, Lord of the Flies is perhaps our most memorable novel about “the end of innocence, the darkness of man’s heart.”</text:p>
          </table:table-cell>
          <table:table-cell table:number-columns-repeated="5" office:value-type="string" calcext:value-type="string">
            <text:p>Tidak Relevan</text:p>
          </table:table-cell>
        </table:table-row>
        <table:table-row table:style-name="ro8">
          <table:table-cell office:value-type="float" office:value="6" calcext:value-type="float">
            <text:p>6</text:p>
          </table:table-cell>
          <table:table-cell office:value-type="string" calcext:value-type="string">
            <text:p>The Help</text:p>
          </table:table-cell>
          <table:table-cell office:value-type="float" office:value="9780399155345" calcext:value-type="float">
            <text:p>9780399155345</text:p>
          </table:table-cell>
          <table:table-cell office:value-type="string" calcext:value-type="string">
            <text:p>Kathryn Stockett</text:p>
          </table:table-cell>
          <table:table-cell office:value-type="string" calcext:value-type="string">
            <text:p>G.P. Putnam's Sons</text:p>
          </table:table-cell>
          <table:table-cell table:style-name="ce1" office:value-type="string" calcext:value-type="string">
            <text:p>10 February 2009</text:p>
          </table:table-cell>
          <table:table-cell office:value-type="string" calcext:value-type="string">
            <text:p>Fiction</text:p>
          </table:table-cell>
          <table:table-cell office:value-type="string" calcext:value-type="string">
            <text:p>Three ordinary women are about to take one extraordinary step. Twenty-two-year-old Skeeter has just returned home after graduating from Ole Miss. She may have a degree, but it is 1962, Mississippi, and her mother will not be happy till Skeeter has a ring on her finger. Skeeter would normally find solace with her beloved maid Constantine, the woman who raised her, but Constantine has disappeared and no one will tell Skeeter where she has gone. Aibileen is a black maid, a wise, regal woman raising her seventeenth white child. Something has shifted inside her after the loss of her own son, who died while his bosses looked the other way. She is devoted to the little girl she looks after, though she knows both their hearts may be broken. Minny, Aibileen's best friend, is short, fat, and perhaps the sassiest woman in Mississippi. She can cook like nobody's business, but she can't mind her tongue, so she's lost yet another job. Minny finally finds a position working for someone too new to town to know her reputation. But her new boss has secrets of her own. Seemingly as different from one another as can be, these women will nonetheless come together for a clandestine project that will put them all at risk. And why? Because they are suffocating within the lines that define their town and their times. And sometimes lines are made to be crossed. In pitch-perfect voices, Kathryn Stockett creates three extraordinary women whose determination to start a movement of their own forever changes a town, and the way women, mothers, daughters, caregivers, friends, view one another. A deeply moving novel filled with poignancy, humor, and hope, The Help is a timeless and universal story about the lines we abide by, and the ones we don't. (jacket flap)</text:p>
          </table:table-cell>
          <table:table-cell table:number-columns-repeated="5" office:value-type="string" calcext:value-type="string">
            <text:p>Tidak Relevan</text:p>
          </table:table-cell>
        </table:table-row>
        <table:table-row table:style-name="ro7">
          <table:table-cell office:value-type="float" office:value="7" calcext:value-type="float">
            <text:p>7</text:p>
          </table:table-cell>
          <table:table-cell office:value-type="string" calcext:value-type="string">
            <text:p>The Alchemist</text:p>
          </table:table-cell>
          <table:table-cell office:value-type="float" office:value="9780062315007" calcext:value-type="float">
            <text:p>9780062315007</text:p>
          </table:table-cell>
          <table:table-cell office:value-type="string" calcext:value-type="string">
            <text:p>Paulo Coelho</text:p>
          </table:table-cell>
          <table:table-cell office:value-type="string" calcext:value-type="string">
            <text:p>HarperOne</text:p>
          </table:table-cell>
          <table:table-cell table:style-name="ce1" office:value-type="string" calcext:value-type="string">
            <text:p>15 April 2014</text:p>
          </table:table-cell>
          <table:table-cell office:value-type="string" calcext:value-type="string">
            <text:p>Fiction</text:p>
          </table:table-cell>
          <table:table-cell office:value-type="string" calcext:value-type="string">
            <text:p>Combining magic, mysticism, wisdom and wonder into an inspiring tale of self-discovery, The Alchemist has become a modern classic, selling millions of copies around the world and transforming the lives of countless readers across generations. Paulo Coelho's masterpiece tells the mystical story of Santiago, an Andalusian shepherd boy who yearns to travel in search of a worldly treasure. His quest will lead him to riches far different—and far more satisfying—than he ever imagined. Santiago's journey teaches us about the essential wisdom of listening to our hearts, of recognizing opportunity and learning to read the omens strewn along life's path, and, most importantly, to follow our dreams.</text:p>
          </table:table-cell>
          <table:table-cell table:number-columns-repeated="5" office:value-type="string" calcext:value-type="string">
            <text:p>Tidak Relevan</text:p>
          </table:table-cell>
        </table:table-row>
        <table:table-row table:style-name="ro9">
          <table:table-cell office:value-type="float" office:value="8" calcext:value-type="float">
            <text:p>8</text:p>
          </table:table-cell>
          <table:table-cell office:value-type="string" calcext:value-type="string">
            <text:p>Of Mice and Men</text:p>
          </table:table-cell>
          <table:table-cell office:value-type="float" office:value="9780142000670" calcext:value-type="float">
            <text:p>9780142000670</text:p>
          </table:table-cell>
          <table:table-cell office:value-type="string" calcext:value-type="string">
            <text:p>John Steinbeck</text:p>
          </table:table-cell>
          <table:table-cell office:value-type="string" calcext:value-type="string">
            <text:p>Penguin Books</text:p>
          </table:table-cell>
          <table:table-cell table:style-name="ce1" office:value-type="string" calcext:value-type="string">
            <text:p>1 January 2002</text:p>
          </table:table-cell>
          <table:table-cell office:value-type="string" calcext:value-type="string">
            <text:p>Fiction</text:p>
          </table:table-cell>
          <table:table-cell office:value-type="string" calcext:value-type="string">
            <text:p>“I got you to look after me, and you got me to look after you, and that's</text:p>
            <text:p>why.”</text:p>
            <text:p/>
            <text:p>They are an unlikely pair: George is "small and quick and dark of face"; Lennie, a man of tremendous size, has the mind of a young child. Yet they have formed a "family," clinging together in the face of loneliness and alienation. Laborers in California's dusty vegetable fields, they hustle work when they can, living a hand-to-mouth existence. But George and Lennie have a plan: to own an acre of land and a shack they can call their own.</text:p>
            <text:p/>
            <text:p>While the powerlessness of the laboring class is a recurring theme in Steinbeck's work of the late 1930s, he narrowed his focus when composing 'Of Mice and Men' (1937), creating an intimate portrait of two men facing a world marked by petty tyranny, misunderstanding, jealousy, and callousness. But though the scope is narrow, the theme is universal: a friendship and a shared dream that makes an individual's existence meaningful.</text:p>
            <text:p/>
            <text:p>A unique perspective on life's hardships, this story has achieved the status of timeless classic due to its remarkable success as a novel, a Broadway play, and three acclaimed films.</text:p>
          </table:table-cell>
          <table:table-cell table:number-columns-repeated="5" office:value-type="string" calcext:value-type="string">
            <text:p>Tidak Relevan</text:p>
          </table:table-cell>
        </table:table-row>
        <table:table-row table:style-name="ro10">
          <table:table-cell office:value-type="float" office:value="9" calcext:value-type="float">
            <text:p>9</text:p>
          </table:table-cell>
          <table:table-cell office:value-type="string" calcext:value-type="string">
            <text:p>Dracula</text:p>
          </table:table-cell>
          <table:table-cell office:value-type="float" office:value="9780393970128" calcext:value-type="float">
            <text:p>9780393970128</text:p>
          </table:table-cell>
          <table:table-cell office:value-type="string" calcext:value-type="string">
            <text:p>Bram Stoker</text:p>
          </table:table-cell>
          <table:table-cell office:value-type="string" calcext:value-type="string">
            <text:p>Norton</text:p>
          </table:table-cell>
          <table:table-cell table:style-name="ce1" office:value-type="string" calcext:value-type="string">
            <text:p>12 May 1986</text:p>
          </table:table-cell>
          <table:table-cell office:value-type="string" calcext:value-type="string">
            <text:p>Fiction</text:p>
          </table:table-cell>
          <table:table-cell office:value-type="string" calcext:value-type="string">
            <text:p>When Jonathan Harker visits Transylvania to help Count Dracula with the purchase of a London house, he makes a series of horrific discoveries about his client. Soon afterwards, various bizarre incidents unfold in England: an apparently unmanned ship is wrecked off the coast of Whitby; a young woman discovers strange puncture marks on her neck; and the inmate of a lunatic asylum raves about the 'Master' and his imminent arrival. In Dracula, Bram Stoker created one of the great masterpieces of the horror genre, brilliantly evoking a nightmare world of vampires and vampire hunters and also illuminating the dark corners of Victorian sexuality and desire. This Norton Critical Edition includes a rich selection of background and source materials in three areas: Contexts includes probable inspirations for Dracula in the earlier works of James Malcolm Rymer and Emily Gerard. Also included are a discussion of Stoker's working notes for the novel and "Dracula's Guest," the original opening chapter to Dracula. Reviews and Reactions reprints five early reviews of the novel. "Dramatic and Film Variations" focuses on theater and film adaptations of Dracula, two indications of the novel's unwavering appeal. David J. Skal, Gregory A. Waller, and Nina Auerbach offer their varied perspectives. Checklists of both dramatic and film adaptations are included. Criticism collects seven theoretical interpretations of Dracula by Phyllis A. Roth, Carol A. Senf, Franco Moretti, Christopher Craft, Bram Dijkstra, Stephen D. Arata, and Talia Schaffer. A Chronology and a Selected Bibliography are included.</text:p>
          </table:table-cell>
          <table:table-cell table:number-columns-repeated="2" office:value-type="string" calcext:value-type="string">
            <text:p>Tidak Relevan</text:p>
          </table:table-cell>
          <table:table-cell office:value-type="string" calcext:value-type="string">
            <text:p>Relevan</text:p>
          </table:table-cell>
          <table:table-cell table:number-columns-repeated="2" office:value-type="string" calcext:value-type="string">
            <text:p>Tidak Relevan</text:p>
          </table:table-cell>
        </table:table-row>
        <table:table-row table:style-name="ro5">
          <table:table-cell office:value-type="float" office:value="10" calcext:value-type="float">
            <text:p>10</text:p>
          </table:table-cell>
          <table:table-cell office:value-type="string" calcext:value-type="string">
            <text:p>The Time Traveler's Wife</text:p>
          </table:table-cell>
          <table:table-cell office:value-type="float" office:value="9781939126016" calcext:value-type="float">
            <text:p>9781939126016</text:p>
          </table:table-cell>
          <table:table-cell office:value-type="string" calcext:value-type="string">
            <text:p>Audrey Niffenegger</text:p>
          </table:table-cell>
          <table:table-cell office:value-type="string" calcext:value-type="string">
            <text:p>Zola Books</text:p>
          </table:table-cell>
          <table:table-cell table:style-name="ce1" office:value-type="string" calcext:value-type="string">
            <text:p>23 September 2013</text:p>
          </table:table-cell>
          <table:table-cell office:value-type="string" calcext:value-type="string">
            <text:p>Fiction</text:p>
          </table:table-cell>
          <table:table-cell office:value-type="string" calcext:value-type="string">
            <text:p>This is the extraordinary love story of Clare and Henry, who met when Clare was six and Henry was thirty-six, and were married when Clare was twenty-two and Henry was thirty. Impossible but true, because Henry suffers from a rare condition where his genetic clock periodically resets and he finds himself pulled suddenly into his past or future. In the face of this force they can neither prevent nor control, Henry and Clare's struggle to lead normal lives is both intensely moving and entirely unforgettable.</text:p>
          </table:table-cell>
          <table:table-cell table:number-columns-repeated="5" office:value-type="string" calcext:value-type="string">
            <text:p>Tidak Relevan</text:p>
          </table:table-cell>
        </table:table-row>
        <table:table-row table:style-name="ro5">
          <table:table-cell office:value-type="float" office:value="11" calcext:value-type="float">
            <text:p>11</text:p>
          </table:table-cell>
          <table:table-cell office:value-type="string" calcext:value-type="string">
            <text:p>Brave New World</text:p>
          </table:table-cell>
          <table:table-cell office:value-type="float" office:value="9780060929879" calcext:value-type="float">
            <text:p>9780060929879</text:p>
          </table:table-cell>
          <table:table-cell office:value-type="string" calcext:value-type="string">
            <text:p>Aldous Huxley</text:p>
          </table:table-cell>
          <table:table-cell office:value-type="string" calcext:value-type="string">
            <text:p>Perrenial Classics</text:p>
          </table:table-cell>
          <table:table-cell table:style-name="ce1" office:value-type="string" calcext:value-type="string">
            <text:p>1 September 1998</text:p>
          </table:table-cell>
          <table:table-cell office:value-type="string" calcext:value-type="string">
            <text:p>Fiction</text:p>
          </table:table-cell>
          <table:table-cell office:value-type="string" calcext:value-type="string">
            <text:p>Brave New World is a dystopian novel by English author Aldous Huxley, written in 1931 and published in 1932. Largely set in a futuristic World State, inhabited by genetically modified citizens and an intelligence-based social hierarchy, the novel anticipates huge scientific advancements in reproductive technology, sleep-learning, psychological manipulation and classical conditioning that are combined to make a dystopian society which is challenged by only a single individual: the story's protagonist.</text:p>
          </table:table-cell>
          <table:table-cell table:number-columns-repeated="5" office:value-type="string" calcext:value-type="string">
            <text:p>Tidak Relevan</text:p>
          </table:table-cell>
        </table:table-row>
        <table:table-row table:style-name="ro6">
          <table:table-cell office:value-type="float" office:value="12" calcext:value-type="float">
            <text:p>12</text:p>
          </table:table-cell>
          <table:table-cell office:value-type="string" calcext:value-type="string">
            <text:p>Path Lit by Lightning : The Life of Jim Thorpe</text:p>
          </table:table-cell>
          <table:table-cell office:value-type="float" office:value="9781476748412" calcext:value-type="float">
            <text:p>9781476748412</text:p>
          </table:table-cell>
          <table:table-cell office:value-type="string" calcext:value-type="string">
            <text:p>David Maraniss</text:p>
          </table:table-cell>
          <table:table-cell office:value-type="string" calcext:value-type="string">
            <text:p>Simon Schuster</text:p>
          </table:table-cell>
          <table:table-cell table:style-name="ce1" office:value-type="string" calcext:value-type="string">
            <text:p>9 August 2022</text:p>
          </table:table-cell>
          <table:table-cell office:value-type="string" calcext:value-type="string">
            <text:p>Sports</text:p>
          </table:table-cell>
          <table:table-cell office:value-type="string" calcext:value-type="string">
            <text:p>A riveting new biography of America’s greatest all-around athlete by the bestselling author of the classic biography When Pride Still Mattered. Jim Thorpe rose to world fame as a mythic talent who excelled at every sport. He won gold medals in the decathlon and pentathlon at the 1912 Stockholm Olympics, was an All-American football player at the Carlisle Indian School, the star of the first class of the Pro Football Hall of Fame, and played major league baseball for John McGraw’s New York Giants. Even in a golden age of sports celebrities, he was one of a kind. But despite his colossal skills, Thorpe’s life was a struggle against the odds. As a member of the Sac and Fox Nation, he encountered duplicitous authorities who turned away from him when their reputations were at risk. At Carlisle, he dealt with the racist assimilationist philosophy “Kill the Indian, Save the Man.” His gold medals were unfairly rescinded because he had played minor league baseball. His later life was troubled by alcohol, broken marriages, and financial distress. He roamed from state to state and took bit parts in Hollywood, but even the film of his own life failed to improve his fortunes. But for all his travails, Thorpe did not succumb. The man survived, complications and all, and so did the myth. Path Lit by Lightning is a great American story from a master biographer.</text:p>
          </table:table-cell>
          <table:table-cell table:number-columns-repeated="5" office:value-type="string" calcext:value-type="string">
            <text:p>Tidak Relevan</text:p>
          </table:table-cell>
        </table:table-row>
        <table:table-row table:style-name="ro3">
          <table:table-cell office:value-type="float" office:value="13" calcext:value-type="float">
            <text:p>13</text:p>
          </table:table-cell>
          <table:table-cell office:value-type="string" calcext:value-type="string">
            <text:p>Dragon Hoops</text:p>
          </table:table-cell>
          <table:table-cell office:value-type="float" office:value="9781626720794" calcext:value-type="float">
            <text:p>9781626720794</text:p>
          </table:table-cell>
          <table:table-cell office:value-type="string" calcext:value-type="string">
            <text:p>Gene Luen Yang</text:p>
          </table:table-cell>
          <table:table-cell office:value-type="string" calcext:value-type="string">
            <text:p>First Second</text:p>
          </table:table-cell>
          <table:table-cell table:style-name="ce1" office:value-type="string" calcext:value-type="string">
            <text:p>17 March 2020</text:p>
          </table:table-cell>
          <table:table-cell office:value-type="string" calcext:value-type="string">
            <text:p>Sports</text:p>
          </table:table-cell>
          <table:table-cell office:value-type="string" calcext:value-type="string">
            <text:p>In his latest graphic novel, New York Times bestselling author Gene Luen Yang turns the spotlight on his life, his family, and the high school where he teaches. Gene understands stories—comic book stories, in particular. Big action. Bigger thrills. And the hero always wins. But Gene doesn’t get sports. As a kid, his friends called him “Stick” and every basketball game he played ended in pain. He lost interest in basketball long ago, but at the high school where he now teaches, it's all anyone can talk about. The men’s varsity team, the Dragons, is having a phenomenal season that’s been decades in the making. Each victory brings them closer to their ultimate goal: the California State Championships. Once Gene gets to know these young all-stars, he realizes that their story is just as thrilling as anything he’s seen on a comic book page. He knows he has to follow this epic to its end. What he doesn’t know yet is that this season is not only going to change the Dragons’s lives, but his own life as well.</text:p>
          </table:table-cell>
          <table:table-cell table:number-columns-repeated="3" office:value-type="string" calcext:value-type="string">
            <text:p>Tidak Relevan</text:p>
          </table:table-cell>
          <table:table-cell table:number-columns-repeated="2" office:value-type="string" calcext:value-type="string">
            <text:p>Relevan</text:p>
          </table:table-cell>
        </table:table-row>
        <table:table-row table:style-name="ro7">
          <table:table-cell office:value-type="float" office:value="14" calcext:value-type="float">
            <text:p>14</text:p>
          </table:table-cell>
          <table:table-cell office:value-type="string" calcext:value-type="string">
            <text:p>Big Shot</text:p>
          </table:table-cell>
          <table:table-cell office:value-type="float" office:value="9781419749155" calcext:value-type="float">
            <text:p>9781419749155</text:p>
          </table:table-cell>
          <table:table-cell office:value-type="string" calcext:value-type="string">
            <text:p>Jeff Kinney</text:p>
          </table:table-cell>
          <table:table-cell office:value-type="string" calcext:value-type="string">
            <text:p>Amulet Books</text:p>
          </table:table-cell>
          <table:table-cell table:style-name="ce1" office:value-type="string" calcext:value-type="string">
            <text:p>26 October 2021</text:p>
          </table:table-cell>
          <table:table-cell office:value-type="string" calcext:value-type="string">
            <text:p>Comedy</text:p>
          </table:table-cell>
          <table:table-cell office:value-type="string" calcext:value-type="string">
            <text:p>After a disastrous field day competition at school, Greg decides that when it comes to his athletic career, he’s officially retired. But after his mom urges him to give sports one more chance, he reluctantly agrees to sign up for basketball. Tryouts are a mess, and Greg is sure he won’t make the cut. But he unexpectedly lands a spot on the worst team. As Greg and his new teammates start the season, their chances of winning even a single game look slim. But in sports, anything can happen. When everything is on the line and the ball is in Greg’s hands, will he rise to the occasion? Or will he blow his big shot?</text:p>
          </table:table-cell>
          <table:table-cell table:number-columns-repeated="3" office:value-type="string" calcext:value-type="string">
            <text:p>Tidak Relevan</text:p>
          </table:table-cell>
          <table:table-cell table:number-columns-repeated="2" office:value-type="string" calcext:value-type="string">
            <text:p>Relevan</text:p>
          </table:table-cell>
        </table:table-row>
        <table:table-row table:style-name="ro5">
          <table:table-cell office:value-type="float" office:value="15" calcext:value-type="float">
            <text:p>15</text:p>
          </table:table-cell>
          <table:table-cell office:value-type="string" calcext:value-type="string">
            <text:p>Falling Short</text:p>
          </table:table-cell>
          <table:table-cell office:value-type="float" office:value="9780062881724" calcext:value-type="float">
            <text:p>9780062881724</text:p>
          </table:table-cell>
          <table:table-cell office:value-type="string" calcext:value-type="string">
            <text:p>Ernesto Cisneros</text:p>
          </table:table-cell>
          <table:table-cell office:value-type="string" calcext:value-type="string">
            <text:p>Quill Tree Books</text:p>
          </table:table-cell>
          <table:table-cell table:style-name="ce1" office:value-type="string" calcext:value-type="string">
            <text:p>15 March 2022</text:p>
          </table:table-cell>
          <table:table-cell office:value-type="string" calcext:value-type="string">
            <text:p>Sports</text:p>
          </table:table-cell>
          <table:table-cell office:value-type="string" calcext:value-type="string">
            <text:p>Isaac and Marco already know sixth grade is going to change their lives. But it won't change things at home--not without each other's help. This year, star basketball player Isaac plans on finally keeping up with his schoolwork. Better grades will surely stop Isaac's parents from arguing all the time. Meanwhile, straight-A Marco vows on finally winning his father's approval by earning a spot on the school's basketball team. But will their friendship and support for each other be enough to keep the two boys from falling short?</text:p>
          </table:table-cell>
          <table:table-cell table:number-columns-repeated="3" office:value-type="string" calcext:value-type="string">
            <text:p>Tidak Relevan</text:p>
          </table:table-cell>
          <table:table-cell table:number-columns-repeated="2" office:value-type="string" calcext:value-type="string">
            <text:p>Relevan</text:p>
          </table:table-cell>
        </table:table-row>
        <table:table-row table:style-name="ro6">
          <table:table-cell office:value-type="float" office:value="16" calcext:value-type="float">
            <text:p>16</text:p>
          </table:table-cell>
          <table:table-cell office:value-type="string" calcext:value-type="string">
            <text:p>Neverlanders</text:p>
          </table:table-cell>
          <table:table-cell office:value-type="float" office:value="9780593351758" calcext:value-type="float">
            <text:p>9780593351758</text:p>
          </table:table-cell>
          <table:table-cell office:value-type="string" calcext:value-type="string">
            <text:p>Tom Taylor</text:p>
          </table:table-cell>
          <table:table-cell office:value-type="string" calcext:value-type="string">
            <text:p>Razorbill</text:p>
          </table:table-cell>
          <table:table-cell table:style-name="ce1" office:value-type="string" calcext:value-type="string">
            <text:p>30 August 2022</text:p>
          </table:table-cell>
          <table:table-cell office:value-type="string" calcext:value-type="string">
            <text:p>Fantasy</text:p>
          </table:table-cell>
          <table:table-cell office:value-type="string" calcext:value-type="string">
            <text:p>Bee and her fellow runaways are their own found family. So when a stranger named Paco saves her life, Bee invites him to join their crew, thinking he's another lost teen. Someone else the world has overlooked. The truth is Paco's not just a lost teen, he's a Lost Boy from Neverland. And he needs Bee and the others to come back with him. When the group is then spirited away by a foul-mouthed Tinker Bell, they discover that Neverland is not some fun-filled hideaway. It's a war zone under siege by a horde of pirates with a merciless new leader who will stop at nothing to steal the land's magic. Tink leads a fairy army that barely holds them at bay. Peter Pan is gone. And rest of the Lost Boys have been killed. Paco is all that remains . . . but he hopes that this group of teens will become the new Lost Ones. These young runaways may be Neverland's only hope--but they're about to learn that it'll take a lot more than happy thoughts to win a war.</text:p>
            <text:p/>
            <text:p/>
          </table:table-cell>
          <table:table-cell table:number-columns-repeated="5" office:value-type="string" calcext:value-type="string">
            <text:p>Tidak Relevan</text:p>
          </table:table-cell>
        </table:table-row>
        <table:table-row table:style-name="ro2">
          <table:table-cell office:value-type="float" office:value="17" calcext:value-type="float">
            <text:p>17</text:p>
          </table:table-cell>
          <table:table-cell office:value-type="string" calcext:value-type="string">
            <text:p>The Blame Game</text:p>
          </table:table-cell>
          <table:table-cell office:value-type="float" office:value="9781250836908" calcext:value-type="float">
            <text:p>9781250836908</text:p>
          </table:table-cell>
          <table:table-cell office:value-type="string" calcext:value-type="string">
            <text:p>Sandie Jones</text:p>
          </table:table-cell>
          <table:table-cell office:value-type="string" calcext:value-type="string">
            <text:p>Minotaur Books</text:p>
          </table:table-cell>
          <table:table-cell office:value-type="string" calcext:value-type="string">
            <text:p>August 16, 2022</text:p>
          </table:table-cell>
          <table:table-cell office:value-type="string" calcext:value-type="string">
            <text:p>Psychology</text:p>
          </table:table-cell>
          <table:table-cell office:value-type="string" calcext:value-type="string">
            <text:p>She knows she’s telling the truth. But the evidence says she’s lying. As a psychologist specializing in domestic abuse, Naomi has found it hard to not become overly invested in her clients’ lives. But after helping the middle-aged Jacob make the decision to leave his wife, Naomi has begun to worry that she’s gone too far this time. On the morning of Jacob’s first session after his escape, doors that Naomi is sure she’d locked have been mysteriously left open, and Jacob’s client file is missing. Then, another client approaches Naomi for assistance in leaving behind her abusive husband, and Naomi is once again unable to turn aside someone in need. But are the missing papers and unlocked doors symptoms of Naomi’s own dark past raising its ugly head, or something more? And is it possible that her clients aren’t the only ones in danger, but Naomi herself?</text:p>
          </table:table-cell>
          <table:table-cell table:number-columns-repeated="2" office:value-type="string" calcext:value-type="string">
            <text:p>Tidak Relevan</text:p>
          </table:table-cell>
          <table:table-cell table:number-columns-repeated="2" office:value-type="string" calcext:value-type="string">
            <text:p>Relevan</text:p>
          </table:table-cell>
          <table:table-cell office:value-type="string" calcext:value-type="string">
            <text:p>Tidak Relevan</text:p>
          </table:table-cell>
        </table:table-row>
        <table:table-row table:style-name="ro3">
          <table:table-cell office:value-type="float" office:value="18" calcext:value-type="float">
            <text:p>18</text:p>
          </table:table-cell>
          <table:table-cell office:value-type="string" calcext:value-type="string">
            <text:p>No One Is Alone</text:p>
          </table:table-cell>
          <table:table-cell office:value-type="float" office:value="9781547609192" calcext:value-type="float">
            <text:p>9781547609192</text:p>
          </table:table-cell>
          <table:table-cell office:value-type="string" calcext:value-type="string">
            <text:p>Rachel Vincent</text:p>
          </table:table-cell>
          <table:table-cell office:value-type="string" calcext:value-type="string">
            <text:p>Bloomsbury YA</text:p>
          </table:table-cell>
          <table:table-cell office:value-type="string" calcext:value-type="string">
            <text:p>July 12, 2022</text:p>
          </table:table-cell>
          <table:table-cell office:value-type="string" calcext:value-type="string">
            <text:p>Music</text:p>
          </table:table-cell>
          <table:table-cell office:value-type="string" calcext:value-type="string">
            <text:p>From bestselling author Rachel Vincent comes a gripping and heartfelt story about a girl faced with a shocking revelation when her mom dies and she's forced to move in with her father's “real” family. Michaela is a junior in high school, close with her single mom. Her dad lives a few towns away and pops in and out of her life only on holidays and birthdays. They barely know each other beyond surface obligations. That is, until her mom dies. Suddenly on her own, Michaela has to move in with her Dad . . . and learns he's been married with kids all this time, and she was the product of an affair. Before she can even grieve her mother, Michaela is thrust into a strange house with a stepmom and three half-siblings, including new sister Emery, who is in the same grade and less than thrilled at the prospect of sharing her room and school life. Will Michaela be able to let go of everything she's ever known-and find herself anew-with a family who didn't ask for her in the first place?</text:p>
          </table:table-cell>
          <table:table-cell table:number-columns-repeated="4" office:value-type="string" calcext:value-type="string">
            <text:p>Tidak Relevan</text:p>
          </table:table-cell>
          <table:table-cell office:value-type="string" calcext:value-type="string">
            <text:p>Relevan</text:p>
          </table:table-cell>
        </table:table-row>
        <table:table-row table:style-name="ro11">
          <table:table-cell office:value-type="float" office:value="19" calcext:value-type="float">
            <text:p>19</text:p>
          </table:table-cell>
          <table:table-cell office:value-type="string" calcext:value-type="string">
            <text:p>Just Another Love Song</text:p>
          </table:table-cell>
          <table:table-cell office:value-type="float" office:value="9780593333433" calcext:value-type="float">
            <text:p>9780593333433</text:p>
          </table:table-cell>
          <table:table-cell office:value-type="string" calcext:value-type="string">
            <text:p>Kerry Winfrey</text:p>
          </table:table-cell>
          <table:table-cell office:value-type="string" calcext:value-type="string">
            <text:p>Berkley</text:p>
          </table:table-cell>
          <table:table-cell office:value-type="string" calcext:value-type="string">
            <text:p>August 2, 2022</text:p>
          </table:table-cell>
          <table:table-cell office:value-type="string" calcext:value-type="string">
            <text:p>Music</text:p>
          </table:table-cell>
          <table:table-cell office:value-type="string" calcext:value-type="string">
            <text:p>Two high school sweethearts get a second chance at their perfect ending in this charming new romance by Kerry Winfrey, author of Very Sincerely Yours. Once upon a time, Sandy Macintosh thought she would have her happily ever after with her high school sweetheart, Hank Tillman. Sandy wanted to be an artist, Hank was the only boy in town who seemed destined for bigger things, and they both had dreams to escape town together. But when Sandy’s plans fell through, she stayed in their small town in Ohio while Hank went off to Boston to follow his dreams to be a musician, with the promise to stay together. Only that plan fell through, too. Fifteen years later, Sandy runs a successful greenhouse while helping her parents with their bed and breakfast. Everything is perfect…until Hank rolls back into town, now a famous alt-country singer with a son in tow. She’s happy with the life she’s built by herself, but seeing Hank makes her think about what might have been. There aren’t enough cliché love songs in the world to convince Sandy to give Hank another chance, but when the two of them get thrown together to help organize the town’s annual street fair, she wonders if there could be a new beginning for them or if what they had is just a tired old song of the past.</text:p>
          </table:table-cell>
          <table:table-cell table:number-columns-repeated="5" office:value-type="string" calcext:value-type="string">
            <text:p>Tidak Relevan</text:p>
          </table:table-cell>
        </table:table-row>
        <table:table-row table:style-name="ro6">
          <table:table-cell office:value-type="float" office:value="20" calcext:value-type="float">
            <text:p>20</text:p>
          </table:table-cell>
          <table:table-cell office:value-type="string" calcext:value-type="string">
            <text:p>Animal Joy: A Book of Laughter and Resuscitation</text:p>
          </table:table-cell>
          <table:table-cell office:value-type="float" office:value="9781644450932" calcext:value-type="float">
            <text:p>9781644450932</text:p>
          </table:table-cell>
          <table:table-cell office:value-type="string" calcext:value-type="string">
            <text:p>Nuar Alsadir</text:p>
          </table:table-cell>
          <table:table-cell office:value-type="string" calcext:value-type="string">
            <text:p>Graywolf Press</text:p>
          </table:table-cell>
          <table:table-cell office:value-type="string" calcext:value-type="string">
            <text:p>August 16, 2022</text:p>
          </table:table-cell>
          <table:table-cell office:value-type="string" calcext:value-type="string">
            <text:p>Psychology</text:p>
          </table:table-cell>
          <table:table-cell office:value-type="string" calcext:value-type="string">
            <text:p>An invigorating, continuously surprising book about the serious nature of laughter. Laughter shakes us out of our deadness. An outburst of spontaneous laughter is an eruption from the unconscious that, like political resistance, poetry, or self-revelation, expresses a provocative, impish drive to burst free from external constraints. Taking laughter’s revelatory capacity as a starting point, and rooted in Nuar Alsadir’s experience as a poet and psychoanalyst, Animal Joy seeks to recover the sensation of being present and embodied. Writing in a poetic, associative style, blending the personal with the theoretical, Alsadir ranges from her experience in clown school, Anna Karenina’s morphine addiction, Freud’s un-Freudian behaviors, marriage brokers and war brokers, to “Not Jokes,” Abu Ghraib, Frantz’s negrophobia, smut, the Brett Kavanaugh hearings, laugh tracks, the problem with adjectives, and how poetry can wake us up. At the center of the book, however, is the author’s relationship with her daughters, who erupt into the text like sudden, unexpected laughter. These interventions—frank, tender, and always a challenge to the writer and her thinking—are like tiny revolutions, pointedly showing the dangers of being severed from one’s true self and hinting at ways one might be called back to it. A bold and insatiably curious prose debut, Animal Joy is an ode to spontaneity and feeling alive.</text:p>
          </table:table-cell>
          <table:table-cell table:number-columns-repeated="5" office:value-type="string" calcext:value-type="string">
            <text:p>Tidak Relevan</text:p>
          </table:table-cell>
        </table:table-row>
        <table:table-row table:style-name="ro8">
          <table:table-cell office:value-type="float" office:value="21" calcext:value-type="float">
            <text:p>21</text:p>
          </table:table-cell>
          <table:table-cell office:value-type="string" calcext:value-type="string">
            <text:p>Mothercare: On Obligation, Love, Death, and Ambivalence</text:p>
          </table:table-cell>
          <table:table-cell office:value-type="float" office:value="9781593767174" calcext:value-type="float">
            <text:p>9781593767174</text:p>
          </table:table-cell>
          <table:table-cell office:value-type="string" calcext:value-type="string">
            <text:p>Lynne Tillman</text:p>
          </table:table-cell>
          <table:table-cell office:value-type="string" calcext:value-type="string">
            <text:p>Soft Skull</text:p>
          </table:table-cell>
          <table:table-cell office:value-type="string" calcext:value-type="string">
            <text:p>August 2, 2022</text:p>
          </table:table-cell>
          <table:table-cell office:value-type="string" calcext:value-type="string">
            <text:p>Biography</text:p>
          </table:table-cell>
          <table:table-cell office:value-type="string" calcext:value-type="string">
            <text:p>For readers of Joan Didion's The Year of Magical Thinking, and Simone de Beauvior's A Very Easy Death, Mothercare is an honest and beautifully written account of a sudden and drastically changed relationship with one's mother, and of the time and labor spent navigating the American healthcare system. When a parent's unusual health condition renders her entirely dependent upon you, your siblings, caregivers, and companions, the unimaginable will become daily life. Brilliantly original novelist and cultural critic Lynne Tillman became one of nearly 53 million Americans who care for a sick family member when her mother developed an unusual and little understood condition called Normal Pressure Hydrocephalus. Instantly, Tillman's independent and spirited mother went from someone she knew to someone else, a woman entirely dependent on her children--an eleven-year process through which her mother underwent many surgeries and some misdiagnoses, while the family navigated consultations and confrontations with doctors, adjusting to the complexity of her cognitive issues, including memory loss. With her notoriously exquisite writing style and reputation as a "rich noticer of strange things" (Colm To b n), Tillman describes, without flinching, the unexpected, heartbreaking, and frustrating years of caring for a sick parent. MOTHERCARE is both a cautionary tale and sympathetic guidance for anyone who suddenly becomes a caregiver, responsible for the life of another-a parent, loved or not, or a friend. This story may be helpful, informative, consoling, or upsetting, but it never fails to underscore how impossible it is to get the job done completely right.</text:p>
          </table:table-cell>
          <table:table-cell table:number-columns-repeated="5" office:value-type="string" calcext:value-type="string">
            <text:p>Tidak Relevan</text:p>
          </table:table-cell>
        </table:table-row>
        <table:table-row table:style-name="ro12">
          <table:table-cell office:value-type="float" office:value="22" calcext:value-type="float">
            <text:p>22</text:p>
          </table:table-cell>
          <table:table-cell office:value-type="string" calcext:value-type="string">
            <text:p>Napoleon: The Decline and Fall of an Empire: 1811-1821</text:p>
          </table:table-cell>
          <table:table-cell office:value-type="float" office:value="9781639361779" calcext:value-type="float">
            <text:p>9781639361779</text:p>
          </table:table-cell>
          <table:table-cell office:value-type="string" calcext:value-type="string">
            <text:p>Michael Broers</text:p>
          </table:table-cell>
          <table:table-cell office:value-type="string" calcext:value-type="string">
            <text:p>Pegasus Books</text:p>
          </table:table-cell>
          <table:table-cell office:value-type="string" calcext:value-type="string">
            <text:p>August 30, 2022</text:p>
          </table:table-cell>
          <table:table-cell office:value-type="string" calcext:value-type="string">
            <text:p>Biography</text:p>
          </table:table-cell>
          <table:table-cell office:value-type="string" calcext:value-type="string">
            <text:p>An accomplished Oxford scholar delivers a dynamic new history covering the last chapter of the emperor's life—from his defeat in Russia and the drama of Waterloo to his final exile—as the world Napoleon has created begins to crumble around him. <text:s/>In 1811, Napoleon stood at his zenith. He had defeated all his continental rivals, come to an entente with Russia, and his blockade of Britain seemed, at long last, to be a success. The emperor had an heir on the way with his new wife, Marie-Louise, the young daughter of the Emperor of Austria. His personal life, too, was calm and secure for the first time in many years. It was a moment of unprecedented peace and hope, built on the foundations of emphatic military victories. But in less than two years, all of this was in peril. In four years, it was gone, swept away by the tides of war against the most powerful alliance in European history. The rest of his life was passed on a barren island. This is not a story any novelist could create; it is reality as epic. Napoleon: The Decline and Fall of an Empire traces this story through the dramatic narrative of the years 1811-1821 and explores the ever-bloodier conflicts, the disintegration and reforging of the bonds among the Bonaparte family, and the serpentine diplomacy that shaped the fate of Europe. At the heart of the story is Napoleon’s own sense of history, the tensions in his own character, and the shared vision of a family dynasty to rule Europe. Drawing on the remarkable resource of the new edition of Napoleon’s personal correspondence produced by the Fondation Napoleon in Paris, Michael Broers dynamic new history follows Napoleon’s thoughts and feelings, his hopes and ambitions, as he fought to preserve the world he had created. Much of this turns on his relationship with Tsar Alexander of Russia, in so many respects his alter ego, and eventual nemesis. His inability to understand this complex man, the only person with the power to destroy him, is key to tracing the roots of his disastrous decision to invade Russia—and his inability to face diplomatic and military reality thereafter. Even his defeat in Russia was not the end. The last years of the Napoleonic Empire reveal its innate strength, but it now faced hopeless odds. The last phase of the Napoleonic Wars saw the convergence of the most powerful of forces in European history to date: Russian manpower and British money. The sheer determination of Tsar Alexander and the British to bring Napoleon down is a story of compromise and sacrifice. The horrors and heroism of war are omnipresent in these years, from Lisbon to Moscow, in the life of the common solider. The core of this new book reveals how these men pushed Napoleon back from Moscow to St Helena. Among this generation, there was no more remarkable persona than Napoleon. His defeat forged his myth—as well as his living tomb on St Helena. The audacious enterprise of the 100 Days, reaching its crescendo at the Battle of Waterloo, marked the spectacular end of an unprecedented public life. From the ruins of a life—and an empire—came a new continent and a legend that haunts Europe still. </text:p>
          </table:table-cell>
          <table:table-cell table:number-columns-repeated="5" office:value-type="string" calcext:value-type="string">
            <text:p>Tidak Relevan</text:p>
          </table:table-cell>
        </table:table-row>
        <table:table-row table:style-name="ro6">
          <table:table-cell office:value-type="float" office:value="23" calcext:value-type="float">
            <text:p>23</text:p>
          </table:table-cell>
          <table:table-cell office:value-type="string" calcext:value-type="string">
            <text:p>I Want to Die But I Want to Eat Tteokpokki</text:p>
          </table:table-cell>
          <table:table-cell office:value-type="float" office:value="9786237351030" calcext:value-type="float">
            <text:p>9786237351030</text:p>
          </table:table-cell>
          <table:table-cell office:value-type="string" calcext:value-type="string">
            <text:p>Baek Se-hee</text:p>
          </table:table-cell>
          <table:table-cell office:value-type="string" calcext:value-type="string">
            <text:p>Penerbit Haru</text:p>
          </table:table-cell>
          <table:table-cell office:value-type="string" calcext:value-type="string">
            <text:p>August 1, 2019</text:p>
          </table:table-cell>
          <table:table-cell office:value-type="string" calcext:value-type="string">
            <text:p>Psychology</text:p>
          </table:table-cell>
          <table:table-cell office:value-type="string" calcext:value-type="string">
            <text:p>The South Korean runaway bestseller, debut author Baek Sehee's intimate therapy memoir, as recommended by BTS. PSYCHIATRIST: So how can I help you? ME: I don't know, I'm – what's the word – depressed? Do I have to go into detail? Baek Sehee is a successful young social media director at a publishing house when she begins seeing a psychiatrist about her - what to call it? - depression? She feels persistently low, anxious, endlessly self-doubting, but also highly judgmental of others. She hides her feelings well at work and with friends, performing the calmness her lifestyle demands. The effort is exhausting, overwhelming, and keeps her from forming deep relationships. This can't be normal. But if she's so hopeless, why can she always summon a yen for her favorite street food: the hot, spicy rice cake, tteokbokki? Is this just what life is like? Recording her dialogues with her psychiatrist over a twelve-week period, and expanding on each session with her own reflective micro-essays, Baek begins to disentangle the feedback loops, knee-jerk reactions, and harmful behaviors that keep her locked in a cycle of self-abuse. Part memoir, part self-help book, I Want to Die but I Want to Eat Tteokbokki is a book to keep close and to reach for in times of darkness. It will appeal to anyone who has ever felt alone or unjustified in their everyday despair.</text:p>
          </table:table-cell>
          <table:table-cell table:number-columns-repeated="5" office:value-type="string" calcext:value-type="string">
            <text:p>Tidak Relevan</text:p>
          </table:table-cell>
        </table:table-row>
        <table:table-row table:style-name="ro3">
          <table:table-cell office:value-type="float" office:value="24" calcext:value-type="float">
            <text:p>24</text:p>
          </table:table-cell>
          <table:table-cell office:value-type="string" calcext:value-type="string">
            <text:p>A Thousand Splendid Suns</text:p>
          </table:table-cell>
          <table:table-cell office:value-type="float" office:value="9781594489501" calcext:value-type="float">
            <text:p>9781594489501</text:p>
          </table:table-cell>
          <table:table-cell office:value-type="string" calcext:value-type="string">
            <text:p>Khaled Hosseini</text:p>
          </table:table-cell>
          <table:table-cell office:value-type="string" calcext:value-type="string">
            <text:p>Riverhead Books</text:p>
          </table:table-cell>
          <table:table-cell office:value-type="string" calcext:value-type="string">
            <text:p>June 1, 2007</text:p>
          </table:table-cell>
          <table:table-cell office:value-type="string" calcext:value-type="string">
            <text:p>Fiction</text:p>
          </table:table-cell>
          <table:table-cell office:value-type="string" calcext:value-type="string">
            <text:p>Mariam is only fifteen when she is sent to Kabul to marry the troubled and bitter Rasheed, who is thirty years her senior. Nearly two decades later, in a climate of growing unrest, tragedy strikes fifteen-year-old Laila, who must leave her home and join Mariam's unhappy household. Laila and Mariam are to find consolation in each other, their friendship to grow as deep as the bond between sisters, as strong as the ties between mother and daughter. With the passing of time comes Taliban rule over Afghanistan, the streets of Kabul loud with the sound of gunfire and bombs, life a desperate struggle against starvation, brutality and fear, the women's endurance tested beyond their worst imaginings. Yet love can move people to act in unexpected ways, lead them to overcome the most daunting obstacles with a startling heroism. In the end it is love that triumphs over death and destruction. "A Thousand Splendid Suns" is a portrait of a wounded country and a story of family and friendship, of an unforgiving time, an unlikely bond, and an indestructible love.</text:p>
          </table:table-cell>
          <table:table-cell table:number-columns-repeated="5" office:value-type="string" calcext:value-type="string">
            <text:p>Tidak Relevan</text:p>
          </table:table-cell>
        </table:table-row>
        <table:table-row table:style-name="ro2">
          <table:table-cell office:value-type="float" office:value="25" calcext:value-type="float">
            <text:p>25</text:p>
          </table:table-cell>
          <table:table-cell office:value-type="string" calcext:value-type="string">
            <text:p>The Princess Bride</text:p>
          </table:table-cell>
          <table:table-cell office:value-type="float" office:value="9780345418265" calcext:value-type="float">
            <text:p>9780345418265</text:p>
          </table:table-cell>
          <table:table-cell office:value-type="string" calcext:value-type="string">
            <text:p>William Goldman</text:p>
          </table:table-cell>
          <table:table-cell office:value-type="string" calcext:value-type="string">
            <text:p>Ballantine Books</text:p>
          </table:table-cell>
          <table:table-cell office:value-type="string" calcext:value-type="string">
            <text:p>July 15, 2003</text:p>
          </table:table-cell>
          <table:table-cell office:value-type="string" calcext:value-type="string">
            <text:p>Fantasy</text:p>
          </table:table-cell>
          <table:table-cell office:value-type="string" calcext:value-type="string">
            <text:p>What happens when the most beautiful girl in the world marries the handsomest prince of all time and he turns out to be...well...a lot less than the man of her dreams? As a boy, William Goldman claims, he loved to hear his father read the S. Morgenstern classic, The Princess Bride. But as a grown-up he discovered that the boring parts were left out of good old Dad's recitation, and only the "good parts" reached his ears. Now Goldman does Dad one better. He's reconstructed the "Good Parts Version" to delight wise kids and wide-eyed grownups everywhere. What's it about? Fencing. Fighting. True Love. Strong Hate. Harsh Revenge. A Few Giants. Lots of Bad Men. Lots of Good Men. Five or Six Beautiful Women. Beasties Monstrous and Gentle. Some Swell Escapes and Captures. Death, Lies, Truth, Miracles, and a Little Sex. In short, it's about everything.</text:p>
          </table:table-cell>
          <table:table-cell table:number-columns-repeated="5" office:value-type="string" calcext:value-type="string">
            <text:p>Tidak Relevan</text:p>
          </table:table-cell>
        </table:table-row>
        <table:table-row table:style-name="ro2">
          <table:table-cell office:value-type="float" office:value="26" calcext:value-type="float">
            <text:p>26</text:p>
          </table:table-cell>
          <table:table-cell office:value-type="string" calcext:value-type="string">
            <text:p>The Secret Garden</text:p>
          </table:table-cell>
          <table:table-cell office:value-type="float" office:value="9780517189603" calcext:value-type="float">
            <text:p>9780517189603</text:p>
          </table:table-cell>
          <table:table-cell office:value-type="string" calcext:value-type="string">
            <text:p>Frances Hodgson Burnett</text:p>
          </table:table-cell>
          <table:table-cell office:value-type="string" calcext:value-type="string">
            <text:p>Children's Classics</text:p>
          </table:table-cell>
          <table:table-cell office:value-type="string" calcext:value-type="string">
            <text:p>September 1, 1998</text:p>
          </table:table-cell>
          <table:table-cell office:value-type="string" calcext:value-type="string">
            <text:p>Classics</text:p>
          </table:table-cell>
          <table:table-cell office:value-type="string" calcext:value-type="string">
            <text:p>When orphaned Mary Lennox comes to live at her uncle's great house on the Yorkshire Moors, she finds it full of secrets. The mansion has nearly one hundred rooms, and her uncle keeps himself locked up. And at night, she hears the sound of crying down one of the long corridors. The gardens surrounding the large property are Mary's only escape. Then, Mary discovers a secret garden, surrounded by walls and locked with a missing key. One day, with the help of two unexpected companions, she discovers a way in. Is everything in the garden dead, or can Mary bring it back to life? One of the most delightful and enduring classics of children's literature, The Secret Garden has remained a firm favorite with children the world over ever since it made its first appearance. Initially published as a serial story in 1910 in The American Magazine, it was brought out in novel form in 1911.</text:p>
          </table:table-cell>
          <table:table-cell table:number-columns-repeated="5" office:value-type="string" calcext:value-type="string">
            <text:p>Tidak Relevan</text:p>
          </table:table-cell>
        </table:table-row>
        <table:table-row table:style-name="ro4">
          <table:table-cell office:value-type="float" office:value="27" calcext:value-type="float">
            <text:p>27</text:p>
          </table:table-cell>
          <table:table-cell office:value-type="string" calcext:value-type="string">
            <text:p>Where the Wild Things Are</text:p>
          </table:table-cell>
          <table:table-cell office:value-type="float" office:value="9780099408390" calcext:value-type="float">
            <text:p>9780099408390</text:p>
          </table:table-cell>
          <table:table-cell office:value-type="string" calcext:value-type="string">
            <text:p>Maurice Sendak</text:p>
          </table:table-cell>
          <table:table-cell office:value-type="string" calcext:value-type="string">
            <text:p>Red Fox</text:p>
          </table:table-cell>
          <table:table-cell office:value-type="string" calcext:value-type="string">
            <text:p>January 1, 2000</text:p>
          </table:table-cell>
          <table:table-cell office:value-type="string" calcext:value-type="string">
            <text:p>Childrens</text:p>
          </table:table-cell>
          <table:table-cell office:value-type="string" calcext:value-type="string">
            <text:p>Max, a wild and naughty boy, is sent to bed without his supper by his exhausted mother. In his room, he imagines sailing far away to a land of Wild Things. Instead of eating him, the Wild Things make Max their king.</text:p>
          </table:table-cell>
          <table:table-cell table:number-columns-repeated="5" office:value-type="string" calcext:value-type="string">
            <text:p>Tidak Relevan</text:p>
          </table:table-cell>
        </table:table-row>
        <table:table-row table:style-name="ro2">
          <table:table-cell office:value-type="float" office:value="28" calcext:value-type="float">
            <text:p>28</text:p>
          </table:table-cell>
          <table:table-cell office:value-type="string" calcext:value-type="string">
            <text:p>Other Birds</text:p>
          </table:table-cell>
          <table:table-cell office:value-type="float" office:value="9781250019868" calcext:value-type="float">
            <text:p>9781250019868</text:p>
          </table:table-cell>
          <table:table-cell office:value-type="string" calcext:value-type="string">
            <text:p>Sarah Addison Allen</text:p>
          </table:table-cell>
          <table:table-cell office:value-type="string" calcext:value-type="string">
            <text:p>St. Martin's Press</text:p>
          </table:table-cell>
          <table:table-cell office:value-type="string" calcext:value-type="string">
            <text:p>August 30, 2022</text:p>
          </table:table-cell>
          <table:table-cell office:value-type="string" calcext:value-type="string">
            <text:p>Fiction</text:p>
          </table:table-cell>
          <table:table-cell office:value-type="string" calcext:value-type="string">
            <text:p>An enchanting tale filled with magical realism and moments of pure love that won’t let you go. Between the real and the imaginary, there are stories that take flight in the most extraordinary ways. Right off the coast of South Carolina, on Mallow Island, The Dellawisp sits—a stunning old cobblestone building shaped like a horseshoe, and named after the tiny turquoise birds who, alongside its human tenants, inhabit an air of magical secrecy. When Zoey comes to claim her deceased mother’s apartment at the Dellawisp she meets her quirky and secretive neighbors, including a young woman with a past, two estranged middle-aged sisters, and a lonely chef, and three ghosts. The sudden death of one of Zoey's new neighbors sets off a search that leads to the island's famous author and to a long-estranged relative of the sisters. Each of them has a story, and each story has an ending which hasn't yet been written.</text:p>
          </table:table-cell>
          <table:table-cell table:number-columns-repeated="5" office:value-type="string" calcext:value-type="string">
            <text:p>Tidak Relevan</text:p>
          </table:table-cell>
        </table:table-row>
        <table:table-row table:style-name="ro3">
          <table:table-cell office:value-type="float" office:value="29" calcext:value-type="float">
            <text:p>29</text:p>
          </table:table-cell>
          <table:table-cell office:value-type="string" calcext:value-type="string">
            <text:p>Over My Dead Body</text:p>
          </table:table-cell>
          <table:table-cell office:value-type="float" office:value="9780063056312" calcext:value-type="float">
            <text:p>9780063056312</text:p>
          </table:table-cell>
          <table:table-cell office:value-type="string" calcext:value-type="string">
            <text:p>Sweeney Boo</text:p>
          </table:table-cell>
          <table:table-cell office:value-type="string" calcext:value-type="string">
            <text:p>Harperalley</text:p>
          </table:table-cell>
          <table:table-cell office:value-type="string" calcext:value-type="string">
            <text:p>August 30, 2022</text:p>
          </table:table-cell>
          <table:table-cell office:value-type="string" calcext:value-type="string">
            <text:p>Fantasy</text:p>
          </table:table-cell>
          <table:table-cell office:value-type="string" calcext:value-type="string">
            <text:p>Fans of Chilling Adventures of Sabrina will love diving into the mysterious and witchy world of award-nominated creator Sweeney Boo. Enchanting full-color illustrations will be sure to charm readers as they explore the halls of Younwity's Institute of Magic and the forbidden forest that lies beyond. In the days leading up to Samhain, the veil between the world of the dead and the living is at its thinnest. One day, everything was exactly as it was supposed to be. And the next, the closest thing Abby ever had to a sister, Noreen, was just... gone. Distracted by the annual preparations for the Samhain festival, Abby's classmates are quick to put Noreen's disappearance aside. The Coven will find her, Abby's friends say. They have it under control. But Abby can't let it go. Soon a search for answers leads her down a rabbit hole that uncovers more secrets than Abby can handle. As mounting evidence steers her toward the off-limits woods that surround the academy, she begins to see that Noreen's disappearance mysteriously has a lot in common with another girl who went missing all those years ago...</text:p>
          </table:table-cell>
          <table:table-cell table:number-columns-repeated="2" office:value-type="string" calcext:value-type="string">
            <text:p>Tidak Relevan</text:p>
          </table:table-cell>
          <table:table-cell office:value-type="string" calcext:value-type="string">
            <text:p>Relevan</text:p>
          </table:table-cell>
          <table:table-cell table:number-columns-repeated="2" office:value-type="string" calcext:value-type="string">
            <text:p>Tidak Relevan</text:p>
          </table:table-cell>
        </table:table-row>
        <table:table-row table:style-name="ro6">
          <table:table-cell office:value-type="float" office:value="30" calcext:value-type="float">
            <text:p>30</text:p>
          </table:table-cell>
          <table:table-cell office:value-type="string" calcext:value-type="string">
            <text:p>Empty Smiles</text:p>
          </table:table-cell>
          <table:table-cell office:value-type="float" office:value="9780593109182" calcext:value-type="float">
            <text:p>9780593109182</text:p>
          </table:table-cell>
          <table:table-cell office:value-type="string" calcext:value-type="string">
            <text:p>Katherine Arden</text:p>
          </table:table-cell>
          <table:table-cell office:value-type="string" calcext:value-type="string">
            <text:p>G.P. Putnam's Sons Books for Young Readers</text:p>
          </table:table-cell>
          <table:table-cell office:value-type="string" calcext:value-type="string">
            <text:p>August 9, 2022</text:p>
          </table:table-cell>
          <table:table-cell office:value-type="string" calcext:value-type="string">
            <text:p>Fiction</text:p>
          </table:table-cell>
          <table:table-cell office:value-type="string" calcext:value-type="string">
            <text:p>New York Times bestselling author Katherine thrills once again in the finale to the critically acclaimed, spook-tacular quartet that began with Small Spaces. It’s been three months since Ollie made a daring deal with the smiling man to save those she loved, and then vanished without a trace. The smiling man promised Coco, Brian and Phil, that they’d have a chance to save her, but as time goes by, they begin to worry that the smiling man has lied to them and Ollie is gone forever. But finally, a clue surfaces. A boy who went missing at a nearby traveling carnival appears at the town swimming hole, terrified and rambling. He tells anyone who'll listen about the mysterious man who took him. How the man agreed to let him go on one condition: that he deliver a message. Play if you dare. Game on! The smiling man has finally made his move. Now it’s Coco, Brian, and Phil’s turn to make theirs. And they know just where to start. The traveling carnival is coming to Evansburg. Meanwhile, Ollie is trapped in the world behind the mist, learning the horrifying secrets of the smiling man's carnival, trying everything to help her friends find her. Brian, Coco and Phil will risk everything to rescue Ollie—but they all soon realize this game is much more dangerous than the ones before. This time the smiling man is playing for keeps. The summer nights are short, and Ollie, Coco, Brian, and Phil have only until sunrise to beat him once and for all—or it’s game over for everyone.</text:p>
          </table:table-cell>
          <table:table-cell table:number-columns-repeated="2" office:value-type="string" calcext:value-type="string">
            <text:p>Tidak Relevan</text:p>
          </table:table-cell>
          <table:table-cell table:number-columns-repeated="2" office:value-type="string" calcext:value-type="string">
            <text:p>Relevan</text:p>
          </table:table-cell>
          <table:table-cell office:value-type="string" calcext:value-type="string">
            <text:p>Tidak Relevan</text:p>
          </table:table-cell>
        </table:table-row>
        <table:table-row table:style-name="ro5">
          <table:table-cell office:value-type="float" office:value="31" calcext:value-type="float">
            <text:p>31</text:p>
          </table:table-cell>
          <table:table-cell office:value-type="string" calcext:value-type="string">
            <text:p>The BFG</text:p>
          </table:table-cell>
          <table:table-cell office:value-type="float" office:value="9780141311371" calcext:value-type="float">
            <text:p>9780141311371</text:p>
          </table:table-cell>
          <table:table-cell office:value-type="string" calcext:value-type="string">
            <text:p>Roald Dahl</text:p>
          </table:table-cell>
          <table:table-cell office:value-type="string" calcext:value-type="string">
            <text:p>Puffin Books</text:p>
          </table:table-cell>
          <table:table-cell office:value-type="string" calcext:value-type="string">
            <text:p>January 1, 2001</text:p>
          </table:table-cell>
          <table:table-cell office:value-type="string" calcext:value-type="string">
            <text:p>Childrens</text:p>
          </table:table-cell>
          <table:table-cell office:value-type="string" calcext:value-type="string">
            <text:p>Captured by a giant! The BFG is no ordinary bone-crunching giant. He is far too nice and jumbly. It's lucky for Sophie that he is. Had she been carried off in the middle of the night by the Bloodbottler, the Fleshlumpeater, the Bonecruncher, or any of the other giants-rather than the BFG-she would have soon become breakfast. When Sophie hears that they are flush-bunking off in England to swollomp a few nice little chiddlers, she decides she must stop them once and for all. And the BFG is going to help her!</text:p>
          </table:table-cell>
          <table:table-cell table:number-columns-repeated="5" office:value-type="string" calcext:value-type="string">
            <text:p>Tidak Relevan</text:p>
          </table:table-cell>
        </table:table-row>
        <table:table-row table:style-name="ro10">
          <table:table-cell office:value-type="float" office:value="32" calcext:value-type="float">
            <text:p>32</text:p>
          </table:table-cell>
          <table:table-cell office:value-type="string" calcext:value-type="string">
            <text:p>Star Wars: The Princess and the Scoundrel</text:p>
          </table:table-cell>
          <table:table-cell office:value-type="float" office:value="9780593498491" calcext:value-type="float">
            <text:p>9780593498491</text:p>
          </table:table-cell>
          <table:table-cell office:value-type="string" calcext:value-type="string">
            <text:p>Beth Revis</text:p>
          </table:table-cell>
          <table:table-cell office:value-type="string" calcext:value-type="string">
            <text:p>Random House Worlds</text:p>
          </table:table-cell>
          <table:table-cell office:value-type="string" calcext:value-type="string">
            <text:p>August 16, 2022</text:p>
          </table:table-cell>
          <table:table-cell office:value-type="string" calcext:value-type="string">
            <text:p>Science Fiction</text:p>
          </table:table-cell>
          <table:table-cell office:value-type="string" calcext:value-type="string">
            <text:p>The Death Star is destroyed. Darth Vader is dead. The Empire is desolated. But on the forest moon of Endor, amongst the chaos of a changing galaxy, time stands still for a princess and her scoundrel. After being frozen in carbonite, then risking everything for the Rebellion, Han is eager to stop living his life for other people. He and Leia have earned their future together, a thousand times over. And when he proposes to Leia, it’s the first time in a long time he’s had a good feeling about this. For Leia, a lifetime of fighting doesn’t truly seem over. There is work still to do, penance to pay for the dark secret she now knows runs through her veins. Her brother, Luke, is offering her that chance—one that comes with family and the promise of the Force. But when Han asks her to marry him, Leia finds her answer immediately on her lips . . . Yes. But happily ever after doesn’t come easily. As soon as Han and Leia depart their idyllic ceremony on Endor for their honeymoon, they find themselves on the grandest and most glamorous stage of all: the Halcyon, a luxury vessel on a very public journey to the most wondrous worlds in the galaxy. Their marriage, and the peace and prosperity it represents, is a lightning rod for everyone in the galaxy—including Imperial remnants still clinging to power. Facing their most desperate hour, the soldiers of the Empire have dispersed across the galaxy, retrenching on isolated worlds vulnerable to their influence. As the Halcyon travels from world to world, one thing becomes abundantly clear: The war is not over. But as danger draws closer, Han and Leia find that they fight their best battles not alone but as husband and wife.</text:p>
          </table:table-cell>
          <table:table-cell table:number-columns-repeated="5" office:value-type="string" calcext:value-type="string">
            <text:p>Tidak Relevan</text:p>
          </table:table-cell>
        </table:table-row>
        <table:table-row table:style-name="ro8">
          <table:table-cell office:value-type="float" office:value="33" calcext:value-type="float">
            <text:p>33</text:p>
          </table:table-cell>
          <table:table-cell office:value-type="string" calcext:value-type="string">
            <text:p>Maybe You Should Talk to Someone</text:p>
          </table:table-cell>
          <table:table-cell office:value-type="float" office:value="9781328662057" calcext:value-type="float">
            <text:p>9781328662057</text:p>
          </table:table-cell>
          <table:table-cell office:value-type="string" calcext:value-type="string">
            <text:p>Lori Gottlieb</text:p>
          </table:table-cell>
          <table:table-cell office:value-type="string" calcext:value-type="string">
            <text:p>Mariner Books</text:p>
          </table:table-cell>
          <table:table-cell office:value-type="string" calcext:value-type="string">
            <text:p>April 2, 2019</text:p>
          </table:table-cell>
          <table:table-cell office:value-type="string" calcext:value-type="string">
            <text:p>Psychology</text:p>
          </table:table-cell>
          <table:table-cell office:value-type="string" calcext:value-type="string">
            <text:p>From a New York Times best-selling author, psychotherapist, and national advice columnist, a hilarious, thought-provoking, and surprising new book that takes us behind the scenes of a therapist's world -- where her patients are looking for answers (and so is she). One day, Lori Gottlieb is a therapist who helps patients in her Los Angeles practice. The next, a crisis causes her world to come crashing down. Enter Wendell, the quirky but seasoned therapist in whose office she suddenly lands. With his balding head, cardigan, and khakis, he seems to have come straight from Therapist Central Casting. Yet he will turn out to be anything but. As Gottlieb explores the inner chambers of her patients' lives -- a self-absorbed Hollywood producer, a young newlywed diagnosed with a terminal illness, a senior citizen threatening to end her life on her birthday if nothing gets better, and a twenty-something who can't stop hooking up with the wrong guys -- she finds that the questions they are struggling with are the very ones she is now bringing to Wendell. With startling wisdom and humor, Gottlieb invites us into her world as both clinician and patient, examining the truths and fictions we tell ourselves and others as we teeter on the tightrope between love and desire, meaning and mortality, guilt and redemption, terror and courage, hope and change. Maybe You Should Talk to Someone is revolutionary in its candor, offering a deeply personal yet universal tour of our hearts and minds and providing the rarest of gifts: a boldly revealing portrait of what it means to be human, and a disarmingly funny and illuminating account of our own mysterious lives and our power to transform them.</text:p>
          </table:table-cell>
          <table:table-cell table:number-columns-repeated="5" office:value-type="string" calcext:value-type="string">
            <text:p>Tidak Relevan</text:p>
          </table:table-cell>
        </table:table-row>
        <table:table-row table:style-name="ro5">
          <table:table-cell office:value-type="float" office:value="34" calcext:value-type="float">
            <text:p>34</text:p>
          </table:table-cell>
          <table:table-cell office:value-type="string" calcext:value-type="string">
            <text:p>Building Information Modeling using Revit for Architects and Engineers</text:p>
          </table:table-cell>
          <table:table-cell office:value-type="float" office:value="9781648160059" calcext:value-type="float">
            <text:p>9781648160059</text:p>
          </table:table-cell>
          <table:table-cell office:value-type="string" calcext:value-type="string">
            <text:p>Atefe Makhmalbaf</text:p>
          </table:table-cell>
          <table:table-cell office:value-type="string" calcext:value-type="string">
            <text:p>Mavs Open Press</text:p>
          </table:table-cell>
          <table:table-cell office:value-type="string" calcext:value-type="string">
            <text:p>September 9, 2022</text:p>
          </table:table-cell>
          <table:table-cell office:value-type="string" calcext:value-type="string">
            <text:p>Science and Technology</text:p>
          </table:table-cell>
          <table:table-cell office:value-type="string" calcext:value-type="string">
            <text:p>This book offers a web-based multimedia platform to enable students in Architecture, Civil Engineering, and Construction Engineering to learn fundamentals of BIM using Revit and be able to create building architectural, mechanical and structural models, develop construction documentation and analyze building performance. The platform include: book chapters on detailed Revit instructions and videos.</text:p>
          </table:table-cell>
          <table:table-cell table:number-columns-repeated="5" office:value-type="string" calcext:value-type="string">
            <text:p>Tidak Relevan</text:p>
          </table:table-cell>
        </table:table-row>
        <table:table-row table:style-name="ro2">
          <table:table-cell office:value-type="float" office:value="35" calcext:value-type="float">
            <text:p>35</text:p>
          </table:table-cell>
          <table:table-cell office:value-type="string" calcext:value-type="string">
            <text:p>Unmanned Aircraft Systems in the Cyber Domain - Second Edition</text:p>
          </table:table-cell>
          <table:table-cell office:value-type="float" office:value="9781944548155" calcext:value-type="float">
            <text:p>9781944548155</text:p>
          </table:table-cell>
          <table:table-cell office:value-type="string" calcext:value-type="string">
            <text:p>R. K. Nichols, H.C. Mumm, <text:s/>W.D. Lonstein, <text:s/>C. M. Carter, <text:s/>and J.P. Hood </text:p>
          </table:table-cell>
          <table:table-cell office:value-type="string" calcext:value-type="string">
            <text:p>New Prairie Press</text:p>
          </table:table-cell>
          <table:table-cell office:value-type="string" calcext:value-type="string">
            <text:p>July, 2019</text:p>
          </table:table-cell>
          <table:table-cell office:value-type="string" calcext:value-type="string">
            <text:p>Science and Technology</text:p>
          </table:table-cell>
          <table:table-cell office:value-type="string" calcext:value-type="string">
            <text:p>Unmanned Aircraft Systems are an integral part of the US national critical infrastructure. The authors have endeavored to bring a breadth and quality of information to the reader that is unparalleled in the unclassified sphere. This textbook will fully immerse and engage the reader / student in the cyber-security considerations of this rapidly emerging technology that we know as unmanned aircraft systems (UAS). The first edition topics covered National Airspace (NAS) policy issues, information security (INFOSEC), UAS vulnerabilities in key systems (Sense and Avoid / SCADA), navigation and collision avoidance systems, stealth design, intelligence, surveillance and reconnaissance (ISR) platforms; weapons systems security; electronic warfare considerations; data-links, jamming, operational vulnerabilities and still-emerging political scenarios that affect US military / commercial decisions.</text:p>
          </table:table-cell>
          <table:table-cell office:value-type="string" calcext:value-type="string">
            <text:p>Relevan</text:p>
          </table:table-cell>
          <table:table-cell table:number-columns-repeated="4" office:value-type="string" calcext:value-type="string">
            <text:p>Tidak Relevan</text:p>
          </table:table-cell>
        </table:table-row>
        <table:table-row table:style-name="ro2">
          <table:table-cell office:value-type="float" office:value="36" calcext:value-type="float">
            <text:p>36</text:p>
          </table:table-cell>
          <table:table-cell office:value-type="string" calcext:value-type="string">
            <text:p>Inventory Analytics</text:p>
          </table:table-cell>
          <table:table-cell office:value-type="float" office:value="9781800641778" calcext:value-type="float">
            <text:p>9781800641778</text:p>
          </table:table-cell>
          <table:table-cell table:number-columns-repeated="2" office:value-type="string" calcext:value-type="string">
            <text:p>Roberto Rossi</text:p>
          </table:table-cell>
          <table:table-cell office:value-type="string" calcext:value-type="string">
            <text:p>May, 2021</text:p>
          </table:table-cell>
          <table:table-cell office:value-type="string" calcext:value-type="string">
            <text:p>Science and Technology</text:p>
          </table:table-cell>
          <table:table-cell office:value-type="string" calcext:value-type="string">
            <text:p>Inventory Analytics provides a comprehensive and accessible introduction to the theory and practice of inventory control – a significant research area central to supply chain planning. The book outlines the foundations of inventory systems and surveys prescriptive analytics models for deterministic inventory control. It further discusses predictive analytics techniques for demand forecasting in inventory control and also examines prescriptive analytics models for stochastic inventory control. Inventory Analytics is the first book of its kind to adopt a practicable, Python-driven approach to illustrating theories and concepts via computational examples, with each model covered in the book accompanied by its Python code. Originating as a collection of self-contained lectures, Inventory Analytics will be an indispensable resource for practitioners, researchers, teachers, and students alike.</text:p>
          </table:table-cell>
          <table:table-cell table:number-columns-repeated="5" office:value-type="string" calcext:value-type="string">
            <text:p>Tidak Relevan</text:p>
          </table:table-cell>
        </table:table-row>
        <table:table-row table:style-name="ro5">
          <table:table-cell office:value-type="float" office:value="37" calcext:value-type="float">
            <text:p>37</text:p>
          </table:table-cell>
          <table:table-cell office:value-type="string" calcext:value-type="string">
            <text:p>The Crystal Ball Instruction Manual - version 1.1 Volume One: Introduction to Data Science</text:p>
          </table:table-cell>
          <table:table-cell office:value-type="float" office:value="9781715320041" calcext:value-type="float">
            <text:p>9781715320041</text:p>
          </table:table-cell>
          <table:table-cell office:value-type="string" calcext:value-type="string">
            <text:p>Stephen Davies</text:p>
          </table:table-cell>
          <table:table-cell office:value-type="string" calcext:value-type="string">
            <text:p>University of Mary Washington</text:p>
          </table:table-cell>
          <table:table-cell office:value-type="string" calcext:value-type="string">
            <text:p>March, 2021</text:p>
          </table:table-cell>
          <table:table-cell office:value-type="string" calcext:value-type="string">
            <text:p>Science and Technology</text:p>
          </table:table-cell>
          <table:table-cell office:value-type="string" calcext:value-type="string">
            <text:p>A perfect introduction to the exploding field of Data Science for the curious, first-time student. The author brings his trademark conversational tone to the important pillars of the discipline: exploratory data analysis, choices for structuring data, causality, machine learning principles, and introductory Python programming using open-source Jupyter Notebooks. This engaging read will allow any dedicated learner to build the skills necessary to contribute to the Data Science revolution, regardless of background.</text:p>
          </table:table-cell>
          <table:table-cell office:value-type="string" calcext:value-type="string">
            <text:p>Tidak Relevan</text:p>
          </table:table-cell>
          <table:table-cell office:value-type="string" calcext:value-type="string">
            <text:p>Relevan</text:p>
          </table:table-cell>
          <table:table-cell table:number-columns-repeated="3" office:value-type="string" calcext:value-type="string">
            <text:p>Tidak Relevan</text:p>
          </table:table-cell>
        </table:table-row>
        <table:table-row table:style-name="ro9">
          <table:table-cell office:value-type="float" office:value="38" calcext:value-type="float">
            <text:p>38</text:p>
          </table:table-cell>
          <table:table-cell office:value-type="string" calcext:value-type="string">
            <text:p>Think Raku: How to Think Like a Computer Scientist - 2nd edition</text:p>
          </table:table-cell>
          <table:table-cell office:value-type="float" office:value="9781491980552" calcext:value-type="float">
            <text:p>9781491980552</text:p>
          </table:table-cell>
          <table:table-cell office:value-type="string" calcext:value-type="string">
            <text:p>Laurent Rosenfeld with Allen B. Downey</text:p>
          </table:table-cell>
          <table:table-cell office:value-type="string" calcext:value-type="string">
            <text:p>Green Tea Press</text:p>
          </table:table-cell>
          <table:table-cell office:value-type="string" calcext:value-type="string">
            <text:p>January, 2020</text:p>
          </table:table-cell>
          <table:table-cell office:value-type="string" calcext:value-type="string">
            <text:p>Science and Technology</text:p>
          </table:table-cell>
          <table:table-cell office:value-type="string" calcext:value-type="string">
            <text:p>The title of this book was originally Think Perl 6, but since Perl 6 has been renamed Raku, we have also changed the title of the book.</text:p>
            <text:p>Think Raku is an introduction to computer science and programming intended for people with little or no experience.</text:p>
            <text:p>This aim of this book is not primarily to teach Raku, but instead to </text:p>
            <text:p>teach the art of programming, using the Raku language. After having </text:p>
            <text:p> completed this book, you should hopefully be able  to write programs to</text:p>
            <text:p> solve relatively difficult problems in Raku, but my main aim is to </text:p>
            <text:p>teach computer science, software programming, and problem solving rather</text:p>
            <text:p> than solely to teach the Raku language itself.</text:p>
            <text:p>Think Raku is a free book available under a Creative Commons</text:p>
            <text:p> license. Readers are free to copy and distribute the text; they are </text:p>
            <text:p>also free to modify it, which allows them to adapt the book to different</text:p>
            <text:p> needs, and to help develop new material.</text:p>
          </table:table-cell>
          <table:table-cell table:number-columns-repeated="2" office:value-type="string" calcext:value-type="string">
            <text:p>Relevan</text:p>
          </table:table-cell>
          <table:table-cell table:number-columns-repeated="3" office:value-type="string" calcext:value-type="string">
            <text:p>Tidak Relevan</text:p>
          </table:table-cell>
        </table:table-row>
        <table:table-row table:style-name="ro2">
          <table:table-cell office:value-type="float" office:value="39" calcext:value-type="float">
            <text:p>39</text:p>
          </table:table-cell>
          <table:table-cell office:value-type="string" calcext:value-type="string">
            <text:p>x86-64 Assembly Language Programming with Ubuntu</text:p>
          </table:table-cell>
          <table:table-cell office:value-type="float" office:value="9798697247372" calcext:value-type="float">
            <text:p>9798697247372</text:p>
          </table:table-cell>
          <table:table-cell table:number-columns-repeated="2" office:value-type="string" calcext:value-type="string">
            <text:p>Ed Jorgensen</text:p>
          </table:table-cell>
          <table:table-cell office:value-type="string" calcext:value-type="string">
            <text:p>December, 2020</text:p>
          </table:table-cell>
          <table:table-cell office:value-type="string" calcext:value-type="string">
            <text:p>Science and Technology</text:p>
          </table:table-cell>
          <table:table-cell office:value-type="string" calcext:value-type="string">
            <text:p>The purpose of this text is to provide a reference for University level assembly language and systems programming courses. Specifically, this text addresses the x86-64 instruction set for the popular x86-64 class of processors using the Ubuntu 64-bit Operating System (OS). While the provided code and various examples should work under any Linux-based 64-bit OS, they have only been tested under Ubuntu 14.04 LTS (64-bit). The x86-64 is a Complex Instruction Set Computing (CISC) CPU design. This refers to the internal processor design philosophy. CISC processors typically include a wide variety of instructions (sometimes overlapping), varying instructions sizes, and a wide range of addressing modes. The term was retroactively coined in contrast to Reduced Instruction Set Computer (RISC3).</text:p>
          </table:table-cell>
          <table:table-cell table:number-columns-repeated="2" office:value-type="string" calcext:value-type="string">
            <text:p>Relevan</text:p>
          </table:table-cell>
          <table:table-cell table:number-columns-repeated="3" office:value-type="string" calcext:value-type="string">
            <text:p>Tidak Relevan</text:p>
          </table:table-cell>
        </table:table-row>
        <table:table-row table:style-name="ro3">
          <table:table-cell office:value-type="float" office:value="40" calcext:value-type="float">
            <text:p>40</text:p>
          </table:table-cell>
          <table:table-cell office:value-type="string" calcext:value-type="string">
            <text:p>How to Think Like a Computer Scientist: C++ Version</text:p>
          </table:table-cell>
          <table:table-cell office:value-type="float" office:value="9781441419057" calcext:value-type="float">
            <text:p>9781441419057</text:p>
          </table:table-cell>
          <table:table-cell office:value-type="string" calcext:value-type="string">
            <text:p>Allen B. Downey</text:p>
          </table:table-cell>
          <table:table-cell office:value-type="string" calcext:value-type="string">
            <text:p>Green Tea Press</text:p>
          </table:table-cell>
          <table:table-cell office:value-type="float" office:value="2012" calcext:value-type="float">
            <text:p>2012</text:p>
          </table:table-cell>
          <table:table-cell office:value-type="string" calcext:value-type="string">
            <text:p>Science and Technology</text:p>
          </table:table-cell>
          <table:table-cell office:value-type="string" calcext:value-type="string">
            <text:p>The goal of this book is to teach you to think like a computer scientist. I like the way computer scientists think because they combine some of the best features of Mathematics, Engineering, and Natural Science. Like mathematicians,computer scientists use formal languages to denote ideas (specifically computations). Like engineers, they design things, assembling components into systems and evaluating trade offs among alternatives. Like scientists, they observe the behavior of complex systems, form hypotheses, and test predictions.The single most important skill for a computer scientist is problem-solving. By that I mean the ability to formulate problems, think creatively about solutions, and express a solution clearly and accurately. As it turns out, the process of learning to program is an excellent opportunity to practice problem-solving skills. That’s why this chapter is called “The way of the program.”</text:p>
          </table:table-cell>
          <table:table-cell table:number-columns-repeated="2" office:value-type="string" calcext:value-type="string">
            <text:p>Relevan</text:p>
          </table:table-cell>
          <table:table-cell table:number-columns-repeated="3" office:value-type="string" calcext:value-type="string">
            <text:p>Tidak Relevan</text:p>
          </table:table-cell>
        </table:table-row>
        <table:table-row table:style-name="ro13">
          <table:table-cell office:value-type="float" office:value="41" calcext:value-type="float">
            <text:p>41</text:p>
          </table:table-cell>
          <table:table-cell office:value-type="string" calcext:value-type="string">
            <text:p>Eloquent JavaScript: A Modern Introduction to Programming</text:p>
          </table:table-cell>
          <table:table-cell office:value-type="float" office:value="9781593275846" calcext:value-type="float">
            <text:p>9781593275846</text:p>
          </table:table-cell>
          <table:table-cell office:value-type="string" calcext:value-type="string">
            <text:p>Marijn Haverbeke</text:p>
          </table:table-cell>
          <table:table-cell office:value-type="string" calcext:value-type="string">
            <text:p>No Starch Press</text:p>
          </table:table-cell>
          <table:table-cell office:value-type="float" office:value="2014" calcext:value-type="float">
            <text:p>2014</text:p>
          </table:table-cell>
          <table:table-cell office:value-type="string" calcext:value-type="string">
            <text:p>Science and Technology</text:p>
          </table:table-cell>
          <table:table-cell office:value-type="string" calcext:value-type="string">
            <text:p>JavaScript lies at the heart of almost every modern web </text:p>
            <text:p>application, from social apps like Twitter to browser-based game </text:p>
            <text:p>frameworks like Phaser and Babylon. Though simple for beginners to pick </text:p>
            <text:p>up and play with, JavaScript is a flexible, complex language that you </text:p>
            <text:p>can use to build full-scale applications.</text:p>
            <text:p>This much anticipated and thoroughly revised third edition of </text:p>
            <text:p>Eloquent JavaScript dives deep into the JavaScript language to show you </text:p>
            <text:p>how to write beautiful, effective code. It has been updated to reflect </text:p>
            <text:p>the current state of Java¬Script and web browsers and includes brand-new</text:p>
            <text:p> material on features like class notation, arrow functions, iterators, </text:p>
            <text:p>async functions, template strings, and block scope. A host of new </text:p>
            <text:p>exercises have also been added to test your skills and keep you on </text:p>
            <text:p>track.</text:p>
          </table:table-cell>
          <table:table-cell table:number-columns-repeated="2" office:value-type="string" calcext:value-type="string">
            <text:p>Relevan</text:p>
          </table:table-cell>
          <table:table-cell table:number-columns-repeated="3" office:value-type="string" calcext:value-type="string">
            <text:p>Tidak Relevan</text:p>
          </table:table-cell>
        </table:table-row>
        <table:table-row table:style-name="ro14">
          <table:table-cell office:value-type="float" office:value="42" calcext:value-type="float">
            <text:p>42</text:p>
          </table:table-cell>
          <table:table-cell office:value-type="string" calcext:value-type="string">
            <text:p>Python for Everybody: Exploring Data Using Python 3</text:p>
          </table:table-cell>
          <table:table-cell office:value-type="float" office:value="9781530051120" calcext:value-type="float">
            <text:p>9781530051120</text:p>
          </table:table-cell>
          <table:table-cell table:number-columns-repeated="2" office:value-type="string" calcext:value-type="string">
            <text:p>Charles Severance</text:p>
          </table:table-cell>
          <table:table-cell office:value-type="float" office:value="2016" calcext:value-type="float">
            <text:p>2016</text:p>
          </table:table-cell>
          <table:table-cell office:value-type="string" calcext:value-type="string">
            <text:p>Science and Technology</text:p>
          </table:table-cell>
          <table:table-cell office:value-type="string" calcext:value-type="string">
            <text:p>I never seemed to find the perfect data-oriented Python book </text:p>
            <text:p>for my course, so I set out to write just such a book. Luckily at a </text:p>
            <text:p>faculty meeting three weeks before I was about to start my new book from</text:p>
            <text:p> scratch over the holiday break, Dr. Atul Prakash showed me the Think Python</text:p>
            <text:p> book which he had used to teach his Python course that semester. It is a</text:p>
            <text:p> well-written Computer Science text with a focus on short, direct </text:p>
            <text:p>explanations and ease of learning.The overall book structure has been </text:p>
            <text:p>changed to get to doing data analysis problems as quickly as possible </text:p>
            <text:p>and have a series of running examples and exercises about data analysis </text:p>
            <text:p>from the very beginning.</text:p>
            <text:p>Chapters 2–10 are similar to the Think Python book, but </text:p>
            <text:p>there have been major changes. Number-oriented examples and exercises </text:p>
            <text:p>have been replaced with data- oriented exercises. Topics are presented </text:p>
            <text:p>in the order needed to build increasingly sophisticated data analysis </text:p>
            <text:p>solutions. Some topics like try and except are pulled forward and </text:p>
            <text:p>presented as part of the chapter on conditionals. Functions are given </text:p>
            <text:p>very light treatment until they are needed to handle program complexity </text:p>
            <text:p>rather than introduced as an early lesson in abstraction. Nearly all </text:p>
            <text:p>user-defined functions have been removed from the example code and </text:p>
            <text:p>exercises outside of Chapter 4. The word “recursion”1 does not appear in</text:p>
            <text:p> the book at all.</text:p>
            <text:p>In chapters 1 and 11–16, all of the material is brand new, focusing </text:p>
            <text:p>on real-world uses and simple examples of Python for data analysis </text:p>
            <text:p>including regular expressions for searching and parsing, automating </text:p>
            <text:p>tasks on your computer, retrieving data across the network, scraping web</text:p>
            <text:p> pages for data, object-oriented programming, using web services, </text:p>
            <text:p>parsing XML and JSON data, creating and using databases using Structured</text:p>
            <text:p> Query Language, and visualizing data.</text:p>
            <text:p>The ultimate goal of all of these changes is a shift from a Computer </text:p>
            <text:p>Science to an Informatics focus is to only include topics into a first </text:p>
            <text:p>technology class that can be useful even if one chooses not to become a </text:p>
            <text:p>professional programmer.</text:p>
          </table:table-cell>
          <table:table-cell table:number-columns-repeated="2" office:value-type="string" calcext:value-type="string">
            <text:p>Relevan</text:p>
          </table:table-cell>
          <table:table-cell table:number-columns-repeated="3" office:value-type="string" calcext:value-type="string">
            <text:p>Tidak Relevan</text:p>
          </table:table-cell>
        </table:table-row>
        <table:table-row table:style-name="ro9">
          <table:table-cell office:value-type="float" office:value="43" calcext:value-type="float">
            <text:p>43</text:p>
          </table:table-cell>
          <table:table-cell office:value-type="string" calcext:value-type="string">
            <text:p>Think Java: How To Think Like a Computer Scientist - 2e</text:p>
          </table:table-cell>
          <table:table-cell office:value-type="float" office:value="9781491929568" calcext:value-type="float">
            <text:p>9781491929568</text:p>
          </table:table-cell>
          <table:table-cell office:value-type="string" calcext:value-type="string">
            <text:p>Chris Mayfield and Allen Downey</text:p>
          </table:table-cell>
          <table:table-cell office:value-type="string" calcext:value-type="string">
            <text:p>Green Tea Press</text:p>
          </table:table-cell>
          <table:table-cell office:value-type="float" office:value="2020" calcext:value-type="float">
            <text:p>2020</text:p>
          </table:table-cell>
          <table:table-cell office:value-type="string" calcext:value-type="string">
            <text:p>Science and Technology</text:p>
          </table:table-cell>
          <table:table-cell office:value-type="string" calcext:value-type="string">
            <text:p>Think Java is a hands-on introduction to computer </text:p>
            <text:p>science and programming used by many universities and high schools </text:p>
            <text:p>around the world. Its conciseness, emphasis on vocabulary, and informal </text:p>
            <text:p>tone make it particularly appealing for readers with little or no </text:p>
            <text:p>experience. The book starts with the most basic programming concepts and</text:p>
            <text:p> gradually works its way to advanced object-oriented techniques.</text:p>
            <text:p>In this fully updated and expanded edition, authors Allen Downey and </text:p>
            <text:p>Chris Mayfield introduce programming as a means for solving interesting </text:p>
            <text:p>problems. Each chapter presents material for one week of a college </text:p>
            <text:p>course and includes exercises to help you practice what you’ve learned. </text:p>
            <text:p>Along the way, you’ll see nearly every topic required for the AP </text:p>
            <text:p>Computer Science A exam and Java SE Programmer I certification.</text:p>
          </table:table-cell>
          <table:table-cell table:number-columns-repeated="2" office:value-type="string" calcext:value-type="string">
            <text:p>Relevan</text:p>
          </table:table-cell>
          <table:table-cell table:number-columns-repeated="3" office:value-type="string" calcext:value-type="string">
            <text:p>Tidak Relevan</text:p>
          </table:table-cell>
        </table:table-row>
        <table:table-row table:style-name="ro8">
          <table:table-cell office:value-type="float" office:value="44" calcext:value-type="float">
            <text:p>44</text:p>
          </table:table-cell>
          <table:table-cell office:value-type="string" calcext:value-type="string">
            <text:p>Think Python: How to Think Like a Computer Scientist - 2e</text:p>
          </table:table-cell>
          <table:table-cell office:value-type="float" office:value="9781491939369" calcext:value-type="float">
            <text:p>9781491939369</text:p>
          </table:table-cell>
          <table:table-cell office:value-type="string" calcext:value-type="string">
            <text:p>Allen B. Downey</text:p>
          </table:table-cell>
          <table:table-cell office:value-type="string" calcext:value-type="string">
            <text:p>Green Tea Press</text:p>
          </table:table-cell>
          <table:table-cell office:value-type="float" office:value="2012" calcext:value-type="float">
            <text:p>2012</text:p>
          </table:table-cell>
          <table:table-cell office:value-type="string" calcext:value-type="string">
            <text:p>Science and Technology</text:p>
          </table:table-cell>
          <table:table-cell office:value-type="string" calcext:value-type="string">
            <text:p>Think Python is a concise introduction to software </text:p>
            <text:p>design using the Python programming language. Intended for people with </text:p>
            <text:p>no programming experience, this book starts with the most basic concepts</text:p>
            <text:p> and gradually adds new material. Some of the ideas students find most </text:p>
            <text:p>challenging, like recursion and object-oriented programming, are divided</text:p>
            <text:p> into a sequence of smaller steps and introduced over the course of </text:p>
            <text:p>several chapters.</text:p>
            <text:p>This textbook has been used in classes at Bard College, Olin College </text:p>
            <text:p>of Engineering, University of California, Santa Barbara, University of </text:p>
            <text:p>Maine, University of Northern Colorado.</text:p>
          </table:table-cell>
          <table:table-cell table:number-columns-repeated="2" office:value-type="string" calcext:value-type="string">
            <text:p>Relevan</text:p>
          </table:table-cell>
          <table:table-cell table:number-columns-repeated="3" office:value-type="string" calcext:value-type="string">
            <text:p>Tidak Relevan</text:p>
          </table:table-cell>
        </table:table-row>
        <table:table-row table:style-name="ro11">
          <table:table-cell office:value-type="float" office:value="45" calcext:value-type="float">
            <text:p>45</text:p>
          </table:table-cell>
          <table:table-cell office:value-type="string" calcext:value-type="string">
            <text:p>Intermediate Fluid Mechanics</text:p>
          </table:table-cell>
          <table:table-cell office:value-type="float" office:value="9781955101103" calcext:value-type="float">
            <text:p>9781955101103</text:p>
          </table:table-cell>
          <table:table-cell office:value-type="string" calcext:value-type="string">
            <text:p>James Liburdy</text:p>
          </table:table-cell>
          <table:table-cell office:value-type="string" calcext:value-type="string">
            <text:p>Oregon State University</text:p>
          </table:table-cell>
          <table:table-cell office:value-type="string" calcext:value-type="string">
            <text:p>September, 2021</text:p>
          </table:table-cell>
          <table:table-cell office:value-type="string" calcext:value-type="string">
            <text:p>Science and Technology</text:p>
          </table:table-cell>
          <table:table-cell office:value-type="string" calcext:value-type="string">
            <text:p>This book is meant to be a second course in fluid mechanics that stresses applications dealing with external potential flows and intermediate viscous flows. Students are expected to have some background in some of the fundamental concepts of the definition of a fluid, hydrostatics, use of control volume conservation principles, initial exposure to the Navier-Stokes equations, and some elements of flow kinematics, such as streamlines and vorticity. It is not meant to be an in-depth study of potential flow or viscous flow, but is meant to expose students to additional analysis techniques for both of these categories of flows. We will see applications to aerodynamics, with analysis methods able to determine forces on arbitrary bodies. We will also examine some of the exact solutions of the Navier-Stokes equations based on classical fluid mechanics. Finally we will explore the complexities of turbulent flows and how for boundary layer flows one can predict drag forces. This compilation is drafted from notes used in the course Intermediate Fluid Mechanics, offered to seniors and first year graduate students who have a background in mechanical engineering or a closely related area.</text:p>
          </table:table-cell>
          <table:table-cell table:number-columns-repeated="5" office:value-type="string" calcext:value-type="string">
            <text:p>Tidak Relevan</text:p>
          </table:table-cell>
        </table:table-row>
        <table:table-row table:style-name="ro11">
          <table:table-cell office:value-type="float" office:value="46" calcext:value-type="float">
            <text:p>46</text:p>
          </table:table-cell>
          <table:table-cell office:value-type="string" calcext:value-type="string">
            <text:p>Introduction to Communication Systems: An Interactive Approach Using the Wolfram Language</text:p>
          </table:table-cell>
          <table:table-cell office:value-type="float" office:value="9781936153251" calcext:value-type="float">
            <text:p>9781936153251</text:p>
          </table:table-cell>
          <table:table-cell office:value-type="string" calcext:value-type="string">
            <text:p>Victor S. Frost</text:p>
          </table:table-cell>
          <table:table-cell office:value-type="string" calcext:value-type="string">
            <text:p>University of Kansas Libraries</text:p>
          </table:table-cell>
          <table:table-cell office:value-type="string" calcext:value-type="string">
            <text:p>July, 2021</text:p>
          </table:table-cell>
          <table:table-cell office:value-type="string" calcext:value-type="string">
            <text:p>Science and Technology</text:p>
          </table:table-cell>
          <table:table-cell office:value-type="string" calcext:value-type="string">
            <text:p>This ebook provides a unique pedagogical approach to teaching the fundamentals of communication systems using interactive graphics and in-line questions. The material opens with describing the transformation of bits into digital baseband waveforms. Double-sideband suppressed carrier modulation and quadrature modulation then provide the foundation for the discussions of Binary Phase Shift Keying (BPSK), Quadrature Phase Shift Keying (QPSK), M-ary Quadrature Amplitude Modulation (M-QAM), M-ary Phase Shift Keying (MPSK), and the basic theory of Orthogonal Frequency Division Multiplexing (OFDM). Traditional analog modulation systems are also described. Systems trade-offs, including link budgets, are emphasized. Interactive graphics allow the students to engage with and visualize communication systems concepts. Interactivity and in-line review questions enables students to rapidly examine system tradeoffs and design alternatives. The topics covered build upon each other culminating with an introduction to the implementation of OFDM transmitters and receivers, the ubiquitous technology used in WiFi, 4G and 5G communication systems.</text:p>
          </table:table-cell>
          <table:table-cell office:value-type="string" calcext:value-type="string">
            <text:p>Tidak Relevan</text:p>
          </table:table-cell>
          <table:table-cell office:value-type="string" calcext:value-type="string">
            <text:p>Relevan</text:p>
          </table:table-cell>
          <table:table-cell table:number-columns-repeated="3" office:value-type="string" calcext:value-type="string">
            <text:p>Tidak Relevan</text:p>
          </table:table-cell>
        </table:table-row>
        <table:table-row table:style-name="ro15">
          <table:table-cell office:value-type="float" office:value="47" calcext:value-type="float">
            <text:p>47</text:p>
          </table:table-cell>
          <table:table-cell office:value-type="string" calcext:value-type="string">
            <text:p>Aerodynamics and Aircraft Performance - 3rd edition</text:p>
          </table:table-cell>
          <table:table-cell office:value-type="float" office:value="9781949373639" calcext:value-type="float">
            <text:p>9781949373639</text:p>
          </table:table-cell>
          <table:table-cell office:value-type="string" calcext:value-type="string">
            <text:p>James F. Marchman III</text:p>
          </table:table-cell>
          <table:table-cell office:value-type="string" calcext:value-type="string">
            <text:p>Virginia Tech Libraries</text:p>
          </table:table-cell>
          <table:table-cell office:value-type="float" office:value="2004" calcext:value-type="float">
            <text:p>2004</text:p>
          </table:table-cell>
          <table:table-cell office:value-type="string" calcext:value-type="string">
            <text:p>Science and Technology</text:p>
          </table:table-cell>
          <table:table-cell office:value-type="string" calcext:value-type="string">
            <text:p>Aerodynamics and Aircraft Performance, 3rd edition</text:p>
            <text:p> is a college undergraduate-level introduction to aircraft aerodynamics </text:p>
            <text:p>and performance. This text is designed for a course in Aircraft </text:p>
            <text:p>Performance that is taught before the students have had any course in </text:p>
            <text:p>fluid mechanics, fluid dynamics, or aerodynamics. The text is meant to </text:p>
            <text:p>provide the essential information from these types of courses that is </text:p>
            <text:p>needed for teaching basic subsonic aircraft performance, and it is </text:p>
            <text:p>assumed that the students will learn the full story of aerodynamics in </text:p>
            <text:p>other, later courses. The text assumes that the students will have had a</text:p>
            <text:p> university level Physics sequence in which they will have been </text:p>
            <text:p>introduced to the most fundamental concepts of statics, dynamics, fluid </text:p>
            <text:p>mechanics, and basic conservation laws that are needed to understand the</text:p>
            <text:p> coverage that follows. It is also assumed that students will have </text:p>
            <text:p>completed first year university level calculus sequence plus a course in</text:p>
            <text:p> multi-variable calculus. Separate courses in engineering statics and </text:p>
            <text:p>dynamics are helpful but not necessary. Any student who takes a course </text:p>
            <text:p>using this text after completing courses in aerodynamics or fluid </text:p>
            <text:p>dynamics should find the chapters of this book covering those subjects </text:p>
            <text:p>an interesting review of the material.</text:p>
            <text:p>The 236-page text was created specifically for use by undergraduate </text:p>
            <text:p>students in Aerospace Engineering and was based on Professor Marchman’s </text:p>
            <text:p>many years of experience teaching related subject matter as well as his </text:p>
            <text:p>numerous wind tunnel research projects related to aircraft aerodynamics </text:p>
            <text:p>and his personal experience as the owner and pilot of a general aviation</text:p>
            <text:p> airplane. It has been used at Virginia Tech and other universities.</text:p>
            <text:p>Instructors reviewing, adopting, or adapting parts or the whole of the text are requested to register their interest at: https://bit.ly/aerodynamics_interest.</text:p>
          </table:table-cell>
          <table:table-cell table:number-columns-repeated="5" office:value-type="string" calcext:value-type="string">
            <text:p>Tidak Relevan</text:p>
          </table:table-cell>
        </table:table-row>
        <table:table-row table:style-name="ro5">
          <table:table-cell office:value-type="float" office:value="48" calcext:value-type="float">
            <text:p>48</text:p>
          </table:table-cell>
          <table:table-cell office:value-type="string" calcext:value-type="string">
            <text:p>Interpretation of Metal Fab Drawings</text:p>
          </table:table-cell>
          <table:table-cell office:value-type="float" office:value="9781636350615" calcext:value-type="float">
            <text:p>9781636350615</text:p>
          </table:table-cell>
          <table:table-cell office:value-type="string" calcext:value-type="string">
            <text:p>Cameren Moran</text:p>
          </table:table-cell>
          <table:table-cell office:value-type="string" calcext:value-type="string">
            <text:p>Open Oregon Educational Resources</text:p>
          </table:table-cell>
          <table:table-cell office:value-type="float" office:value="2021" calcext:value-type="float">
            <text:p>2021</text:p>
          </table:table-cell>
          <table:table-cell office:value-type="string" calcext:value-type="string">
            <text:p>Science and Technology</text:p>
          </table:table-cell>
          <table:table-cell office:value-type="string" calcext:value-type="string">
            <text:p>Interpreting metal fab drawings is a course that introduces the principles of interpretation and application of industrial fabrication drawings. Basic principles and techniques of metal fabrication are introduced by planning and construction of fixtures used in fabrication from drawings. Basic tools and equipment for layout fitting of welded fabrications are utilized. Covers the use and application of the AWS welding symbols. This course will utilize blueprints and welding symbols and will apply them in classroom and in shop as practical assignments.</text:p>
          </table:table-cell>
          <table:table-cell table:number-columns-repeated="5" office:value-type="string" calcext:value-type="string">
            <text:p>Tidak Relevan</text:p>
          </table:table-cell>
        </table:table-row>
        <table:table-row table:style-name="ro4">
          <table:table-cell office:value-type="float" office:value="49" calcext:value-type="float">
            <text:p>49</text:p>
          </table:table-cell>
          <table:table-cell office:value-type="string" calcext:value-type="string">
            <text:p>Basic Blueprint Reading</text:p>
          </table:table-cell>
          <table:table-cell office:value-type="float" office:value="9781636350318" calcext:value-type="float">
            <text:p>9781636350318</text:p>
          </table:table-cell>
          <table:table-cell office:value-type="string" calcext:value-type="string">
            <text:p>Ric Costin</text:p>
          </table:table-cell>
          <table:table-cell office:value-type="string" calcext:value-type="string">
            <text:p>Open Oregon Educational Resources</text:p>
          </table:table-cell>
          <table:table-cell office:value-type="float" office:value="2019" calcext:value-type="float">
            <text:p>2019</text:p>
          </table:table-cell>
          <table:table-cell office:value-type="string" calcext:value-type="string">
            <text:p>Science and Technology</text:p>
          </table:table-cell>
          <table:table-cell office:value-type="string" calcext:value-type="string">
            <text:p>This is an entry level blueprint reading book written for the first year welding student. The book will be used in the first term of a two year welding program to familiarize the student to sketching and reading blueprints.</text:p>
          </table:table-cell>
          <table:table-cell table:number-columns-repeated="5" office:value-type="string" calcext:value-type="string">
            <text:p>Tidak Relevan</text:p>
          </table:table-cell>
        </table:table-row>
        <table:table-row table:style-name="ro13">
          <table:table-cell office:value-type="float" office:value="50" calcext:value-type="float">
            <text:p>50</text:p>
          </table:table-cell>
          <table:table-cell office:value-type="string" calcext:value-type="string">
            <text:p>DC Electrical Circuit Analysis: A Practical Approach</text:p>
          </table:table-cell>
          <table:table-cell office:value-type="float" office:value="9781654515478" calcext:value-type="float">
            <text:p>9781654515478</text:p>
          </table:table-cell>
          <table:table-cell office:value-type="string" calcext:value-type="string">
            <text:p>James M. Fiore</text:p>
          </table:table-cell>
          <table:table-cell office:value-type="string" calcext:value-type="string">
            <text:p>dissidents</text:p>
          </table:table-cell>
          <table:table-cell office:value-type="string" calcext:value-type="string">
            <text:p>July, 2021</text:p>
          </table:table-cell>
          <table:table-cell office:value-type="string" calcext:value-type="string">
            <text:p>Science and Technology</text:p>
          </table:table-cell>
          <table:table-cell office:value-type="string" calcext:value-type="string">
            <text:p>Welcome to DC Electrical Circuit Analysis, an open educational </text:p>
            <text:p>resource (OER). The goal of this text is to introduce the theory and </text:p>
            <text:p>practical application of analysis of DC electrical circuits. It is </text:p>
            <text:p>offered free of charge under a Creative Commons non-commercial, </text:p>
            <text:p>share-alike with attribution license. For your convenience, along with </text:p>
            <text:p>the free pdf and odt files, print copies are available at a very modest </text:p>
            <text:p>charge. Check my web sites for links.</text:p>
            <text:p>This text is based on the earlier Workbook for DC Electrical </text:p>
            <text:p>Circuits, which it replaces. The original expository text has been </text:p>
            <text:p>greatly expanded and includes many examples along with computer </text:p>
            <text:p>simulations. For the convenience of those who used the Workbook, many of</text:p>
            <text:p> the problem sets are the same, with some re-ordering depending on the </text:p>
            <text:p>chapter.</text:p>
          </table:table-cell>
          <table:table-cell table:number-columns-repeated="5" office:value-type="string" calcext:value-type="string">
            <text:p>Tidak Relevan</text:p>
          </table:table-cell>
        </table:table-row>
        <table:table-row table:style-name="ro1">
          <table:table-cell table:number-columns-repeated="8"/>
          <table:table-cell table:formula="of:=COUNTIF([.I2:.I52];&quot;=Relevan&quot;)" office:value-type="float" office:value="8" calcext:value-type="float">
            <text:p>8</text:p>
          </table:table-cell>
          <table:table-cell table:formula="of:=COUNTIF([.J2:.J52];&quot;=Relevan&quot;)" office:value-type="float" office:value="9" calcext:value-type="float">
            <text:p>9</text:p>
          </table:table-cell>
          <table:table-cell table:formula="of:=COUNTIF([.K2:.K52];&quot;=Relevan&quot;)" office:value-type="float" office:value="4" calcext:value-type="float">
            <text:p>4</text:p>
          </table:table-cell>
          <table:table-cell table:formula="of:=COUNTIF([.L2:.L52];&quot;=Relevan&quot;)" office:value-type="float" office:value="6" calcext:value-type="float">
            <text:p>6</text:p>
          </table:table-cell>
          <table:table-cell table:formula="of:=COUNTIF([.M2:.M52];&quot;=Relevan&quot;)" office:value-type="float" office:value="4" calcext:value-type="float">
            <text:p>4</text:p>
          </table:table-cell>
        </table:table-row>
        <table:table-row table:style-name="ro1" table:number-rows-repeated="1048522">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id" fo:country="ID"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07T11:25:51.680134042</dc:date>
    <meta:editing-duration>PT8M28S</meta:editing-duration>
    <meta:editing-cycles>2</meta:editing-cycles>
    <meta:generator>LibreOffice/6.4.7.2$Linux_X86_64 LibreOffice_project/40$Build-2</meta:generator>
    <meta:document-statistic meta:table-count="1" meta:cell-count="681" meta:object-count="0"/>
  </office:meta>
</office:document-meta>
</file>